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C0000012C37BAE4278C69309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2.8042in"/>
    </style:style>
    <style:style style:name="Tabela2.B" style:family="table-column">
      <style:table-column-properties style:column-width="1.2604in"/>
    </style:style>
    <style:style style:name="Tabela2.C" style:family="table-column">
      <style:table-column-properties style:column-width="0.925in"/>
    </style:style>
    <style:style style:name="Tabela2.D" style:family="table-column">
      <style:table-column-properties style:column-width="0.4618in"/>
    </style:style>
    <style:style style:name="Tabela2.E"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E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E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2.8007in"/>
    </style:style>
    <style:style style:name="Tabela6.B" style:family="table-column">
      <style:table-column-properties style:column-width="1.2611in"/>
    </style:style>
    <style:style style:name="Tabela6.C" style:family="table-column">
      <style:table-column-properties style:column-width="0.925in"/>
    </style:style>
    <style:style style:name="Tabela6.D" style:family="table-column">
      <style:table-column-properties style:column-width="0.4618in"/>
    </style:style>
    <style:style style:name="Tabela6.E"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E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E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2.9486in"/>
    </style:style>
    <style:style style:name="Tabela3.B" style:family="table-column">
      <style:table-column-properties style:column-width="1.5771in"/>
    </style:style>
    <style:style style:name="Tabela3.C" style:family="table-column">
      <style:table-column-properties style:column-width="0.925in"/>
    </style:style>
    <style:style style:name="Tabela3.D"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D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D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83in" fo:margin-left="0in" table:align="left" style:may-break-between-rows="true"/>
    </style:style>
    <style:style style:name="Tabela4.A" style:family="table-column">
      <style:table-column-properties style:column-width="2.9347in"/>
    </style:style>
    <style:style style:name="Tabela4.B" style:family="table-column">
      <style:table-column-properties style:column-width="1.5771in"/>
    </style:style>
    <style:style style:name="Tabela4.C" style:family="table-column">
      <style:table-column-properties style:column-width="0.9368in"/>
    </style:style>
    <style:style style:name="Tabela4.D" style:family="table-column">
      <style:table-column-properties style:column-width="0.8597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D1" style:family="table-cell">
      <style:table-cell-properties fo:padding="0.0382in" fo:border="0.5pt solid #000000" style:writing-mode="lr-tb"/>
    </style:style>
    <style:style style:name="Tabela4.A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83in" fo:margin-left="0in" table:align="left"/>
    </style:style>
    <style:style style:name="Tabela5.A" style:family="table-column">
      <style:table-column-properties style:column-width="2.7896in"/>
    </style:style>
    <style:style style:name="Tabela5.B" style:family="table-column">
      <style:table-column-properties style:column-width="1.5771in"/>
    </style:style>
    <style:style style:name="Tabela5.C" style:family="table-column">
      <style:table-column-properties style:column-width="1.0819in"/>
    </style:style>
    <style:style style:name="Tabela5.D" style:family="table-column">
      <style:table-column-properties style:column-width="0.8597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D1" style:family="table-cell">
      <style:table-cell-properties fo:padding="0.0382in" fo:border="0.5pt solid #000000" style:writing-mode="lr-tb"/>
    </style:style>
    <style:style style:name="Tabela5.A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9"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068d7b5"/>
    </style:style>
    <style:style style:name="P1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0699c10"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officeooo:rsid="001a97be" officeooo:paragraph-rsid="001a97be" style:font-weight-asian="bold" style:font-weight-complex="bold"/>
    </style:style>
    <style:style style:name="P15" style:family="paragraph" style:parent-style-name="Table_20_Contents">
      <style:text-properties fo:font-weight="bold" officeooo:paragraph-rsid="001b5826" style:font-weight-asian="bold" style:font-weight-complex="bold"/>
    </style:style>
    <style:style style:name="P16" style:family="paragraph" style:parent-style-name="Table_20_Contents">
      <style:text-properties fo:font-weight="bold" officeooo:rsid="001b5826" officeooo:paragraph-rsid="001b5826" style:font-weight-asian="bold" style:font-weight-complex="bold"/>
    </style:style>
    <style:style style:name="P17" style:family="paragraph" style:parent-style-name="Table_20_Contents">
      <style:text-properties fo:font-weight="bold" officeooo:rsid="001f561c" officeooo:paragraph-rsid="001f561c" style:font-weight-asian="bold" style:font-weight-complex="bold"/>
    </style:style>
    <style:style style:name="P18" style:family="paragraph" style:parent-style-name="Table_20_Contents">
      <style:text-properties fo:font-weight="bold" officeooo:rsid="001fbe04" officeooo:paragraph-rsid="001fbe04" style:font-weight-asian="bold" style:font-weight-complex="bold"/>
    </style:style>
    <style:style style:name="P19" style:family="paragraph" style:parent-style-name="Text_20_body">
      <style:paragraph-properties fo:margin-left="3.1402in" fo:margin-right="0in" fo:line-height="100%" fo:text-indent="0in" style:auto-text-indent="false">
        <style:tab-stops/>
      </style:paragraph-properties>
    </style:style>
    <style:style style:name="P20" style:family="paragraph" style:parent-style-name="Text_20_body">
      <style:paragraph-properties fo:margin-left="0in" fo:margin-right="0in" fo:line-height="100%" fo:text-indent="0in" style:auto-text-indent="false"/>
    </style:style>
    <style:style style:name="P21" style:family="paragraph" style:parent-style-name="Text_20_body">
      <style:paragraph-properties fo:margin-left="3.1402in" fo:margin-right="0in" fo:text-indent="0in" style:auto-text-indent="false">
        <style:tab-stops/>
      </style:paragraph-properties>
    </style:style>
    <style:style style:name="P22" style:family="paragraph" style:parent-style-name="Text_20_body">
      <style:text-properties fo:color="#000000" loext:opacity="100%"/>
    </style:style>
    <style:style style:name="P23" style:family="paragraph" style:parent-style-name="Quadro">
      <style:paragraph-properties fo:keep-with-next="always"/>
    </style:style>
    <style:style style:name="P24" style:family="paragraph" style:parent-style-name="Table_20_Contents">
      <style:text-properties fo:language="en" fo:country="US"/>
    </style:style>
    <style:style style:name="P25" style:family="paragraph" style:parent-style-name="Table_20_Contents">
      <style:text-properties fo:language="en" fo:country="US" officeooo:paragraph-rsid="001b5826"/>
    </style:style>
    <style:style style:name="P26" style:family="paragraph" style:parent-style-name="Table_20_Contents">
      <style:text-properties fo:language="en" fo:country="US" officeooo:rsid="001b5826" officeooo:paragraph-rsid="001b5826"/>
    </style:style>
    <style:style style:name="P27" style:family="paragraph" style:parent-style-name="Text_20_body">
      <style:text-properties fo:language="en" fo:country="US" officeooo:rsid="0099c4b7" officeooo:paragraph-rsid="009c7610"/>
    </style:style>
    <style:style style:name="P28"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29" style:family="paragraph" style:parent-style-name="Text_20_body">
      <style:text-properties officeooo:paragraph-rsid="0008c4f3"/>
    </style:style>
    <style:style style:name="P30" style:family="paragraph" style:parent-style-name="Text_20_body">
      <style:text-properties officeooo:paragraph-rsid="000da1a6"/>
    </style:style>
    <style:style style:name="P31" style:family="paragraph" style:parent-style-name="Fonte">
      <style:text-properties officeooo:paragraph-rsid="001b5826"/>
    </style:style>
    <style:style style:name="P32" style:family="paragraph" style:parent-style-name="Quadro">
      <style:paragraph-properties fo:keep-with-next="always"/>
      <style:text-properties officeooo:paragraph-rsid="001b5826"/>
    </style:style>
    <style:style style:name="P33" style:family="paragraph" style:parent-style-name="Table_20_Contents">
      <style:text-properties officeooo:paragraph-rsid="001b5826"/>
    </style:style>
    <style:style style:name="P34" style:family="paragraph" style:parent-style-name="Fonte">
      <style:text-properties officeooo:paragraph-rsid="002657ea"/>
    </style:style>
    <style:style style:name="P35" style:family="paragraph" style:parent-style-name="Quadro">
      <style:paragraph-properties fo:keep-with-next="always"/>
      <style:text-properties officeooo:paragraph-rsid="002657ea"/>
    </style:style>
    <style:style style:name="P36" style:family="paragraph" style:parent-style-name="Standard">
      <style:paragraph-properties fo:text-align="center" style:justify-single-word="false"/>
      <style:text-properties style:font-name="Arial" officeooo:paragraph-rsid="001b5826"/>
    </style:style>
    <style:style style:name="P37" style:family="paragraph" style:parent-style-name="Standard">
      <style:paragraph-properties fo:text-align="center" style:justify-single-word="false"/>
      <style:text-properties style:font-name="Arial"/>
    </style:style>
    <style:style style:name="P38" style:family="paragraph" style:parent-style-name="Standard">
      <style:paragraph-properties fo:text-align="center" style:justify-single-word="false"/>
      <style:text-properties style:font-name="Arial" officeooo:paragraph-rsid="000b7b24"/>
    </style:style>
    <style:style style:name="P39" style:family="paragraph" style:parent-style-name="Table_20_Contents">
      <style:text-properties officeooo:rsid="001a97be" officeooo:paragraph-rsid="001a97be"/>
    </style:style>
    <style:style style:name="P40" style:family="paragraph" style:parent-style-name="Text_20_body">
      <style:text-properties officeooo:rsid="001a97be" officeooo:paragraph-rsid="001a97be"/>
    </style:style>
    <style:style style:name="P41" style:family="paragraph" style:parent-style-name="Table_20_Contents">
      <style:text-properties officeooo:rsid="001a97be" officeooo:paragraph-rsid="000b7b24"/>
    </style:style>
    <style:style style:name="P42" style:family="paragraph" style:parent-style-name="Table_20_Contents">
      <style:text-properties officeooo:rsid="001a97be"/>
    </style:style>
    <style:style style:name="P43" style:family="paragraph" style:parent-style-name="Table_20_Contents">
      <style:text-properties officeooo:rsid="001b5826" officeooo:paragraph-rsid="001b5826"/>
    </style:style>
    <style:style style:name="P44" style:family="paragraph" style:parent-style-name="Text_20_body">
      <style:text-properties officeooo:rsid="001b5826" officeooo:paragraph-rsid="001b5826"/>
    </style:style>
    <style:style style:name="P45" style:family="paragraph" style:parent-style-name="Table_20_Contents">
      <style:text-properties officeooo:rsid="001b5826"/>
    </style:style>
    <style:style style:name="P46" style:family="paragraph" style:parent-style-name="Table_20_Contents">
      <style:text-properties officeooo:rsid="001b78b0" officeooo:paragraph-rsid="001b78b0"/>
    </style:style>
    <style:style style:name="P47" style:family="paragraph" style:parent-style-name="Table_20_Contents">
      <style:text-properties officeooo:rsid="001b78b0"/>
    </style:style>
    <style:style style:name="P48" style:family="paragraph" style:parent-style-name="Table_20_Contents">
      <style:text-properties officeooo:rsid="001f561c" officeooo:paragraph-rsid="001f561c"/>
    </style:style>
    <style:style style:name="P49" style:family="paragraph" style:parent-style-name="Table_20_Contents">
      <style:text-properties officeooo:rsid="001f561c"/>
    </style:style>
    <style:style style:name="P50" style:family="paragraph" style:parent-style-name="Table_20_Contents">
      <style:text-properties officeooo:rsid="001fbe04" officeooo:paragraph-rsid="001fbe04"/>
    </style:style>
    <style:style style:name="P51" style:family="paragraph" style:parent-style-name="Table_20_Contents">
      <style:text-properties officeooo:rsid="001fbe04"/>
    </style:style>
    <style:style style:name="P52" style:family="paragraph" style:parent-style-name="Table_20_Contents">
      <style:text-properties officeooo:rsid="001fe2bb"/>
    </style:style>
    <style:style style:name="P53" style:family="paragraph" style:parent-style-name="Text_20_body">
      <style:text-properties officeooo:rsid="0044cf38" officeooo:paragraph-rsid="0044cf38"/>
    </style:style>
    <style:style style:name="P54" style:family="paragraph" style:parent-style-name="Text_20_body">
      <style:text-properties officeooo:rsid="00457e32" officeooo:paragraph-rsid="0047afbc"/>
    </style:style>
    <style:style style:name="P55" style:family="paragraph" style:parent-style-name="Table_20_Contents">
      <style:text-properties officeooo:rsid="0058bd5b" officeooo:paragraph-rsid="0058bd5b"/>
    </style:style>
    <style:style style:name="P56" style:family="paragraph" style:parent-style-name="Text_20_body">
      <style:text-properties officeooo:paragraph-rsid="00542385"/>
    </style:style>
    <style:style style:name="P57" style:family="paragraph" style:parent-style-name="Text_20_body">
      <style:text-properties officeooo:paragraph-rsid="0055acd5"/>
    </style:style>
    <style:style style:name="P58" style:family="paragraph" style:parent-style-name="Text_20_body">
      <style:text-properties officeooo:paragraph-rsid="00570234"/>
    </style:style>
    <style:style style:name="P59" style:family="paragraph" style:parent-style-name="Text_20_body">
      <style:text-properties officeooo:rsid="0058d270" officeooo:paragraph-rsid="0058d270"/>
    </style:style>
    <style:style style:name="P60" style:family="paragraph" style:parent-style-name="Text_20_body">
      <style:text-properties officeooo:paragraph-rsid="005b1fa1"/>
    </style:style>
    <style:style style:name="P61" style:family="paragraph" style:parent-style-name="Contents_20_1">
      <style:paragraph-properties fo:line-height="150%">
        <style:tab-stops>
          <style:tab-stop style:position="0.7799in"/>
          <style:tab-stop style:position="6.3083in" style:type="right" style:leader-style="dotted" style:leader-text="."/>
        </style:tab-stops>
      </style:paragraph-properties>
    </style:style>
    <style:style style:name="P62" style:family="paragraph" style:parent-style-name="Contents_20_2">
      <style:paragraph-properties fo:line-height="150%">
        <style:tab-stops>
          <style:tab-stop style:position="0.7799in"/>
          <style:tab-stop style:position="6.3083in" style:type="right" style:leader-style="dotted" style:leader-text="."/>
        </style:tab-stops>
      </style:paragraph-properties>
    </style:style>
    <style:style style:name="P63" style:family="paragraph" style:parent-style-name="Contents_20_Heading">
      <style:paragraph-properties fo:break-before="page"/>
    </style:style>
    <style:style style:name="P64" style:family="paragraph" style:parent-style-name="Text_20_body">
      <style:text-properties officeooo:rsid="007a826b" officeooo:paragraph-rsid="007a826b"/>
    </style:style>
    <style:style style:name="P65" style:family="paragraph" style:parent-style-name="Texto_20_lista_20_siglas">
      <style:text-properties officeooo:rsid="006b7f8a" officeooo:paragraph-rsid="006b7f8a"/>
    </style:style>
    <style:style style:name="P66" style:family="paragraph" style:parent-style-name="Texto_20_lista_20_siglas">
      <style:text-properties fo:font-style="italic" officeooo:rsid="006b7f8a" officeooo:paragraph-rsid="006b7f8a" style:font-style-asian="italic" style:font-style-complex="italic"/>
    </style:style>
    <style:style style:name="P67" style:family="paragraph" style:parent-style-name="Texto_20_lista_20_siglas">
      <style:text-properties fo:font-style="italic" officeooo:rsid="006bda23" officeooo:paragraph-rsid="006bda23" style:font-style-asian="italic" style:font-style-complex="italic"/>
    </style:style>
    <style:style style:name="P68" style:family="paragraph" style:parent-style-name="Texto_20_lista_20_siglas">
      <style:text-properties officeooo:rsid="006bda23" officeooo:paragraph-rsid="006bda23"/>
    </style:style>
    <style:style style:name="P69" style:family="paragraph" style:parent-style-name="Texto_20_lista_20_siglas">
      <style:text-properties officeooo:rsid="006d38f8" officeooo:paragraph-rsid="006d38f8"/>
    </style:style>
    <style:style style:name="P70" style:family="paragraph" style:parent-style-name="Titulo_20_elemento_20_pretextual">
      <style:paragraph-properties fo:break-before="page"/>
      <style:text-properties officeooo:paragraph-rsid="007a70c9"/>
    </style:style>
    <style:style style:name="P71" style:family="paragraph" style:parent-style-name="Titulo_20_elemento_20_pretextual">
      <style:text-properties officeooo:rsid="007a70c9" officeooo:paragraph-rsid="007a70c9"/>
    </style:style>
    <style:style style:name="P72" style:family="paragraph" style:parent-style-name="Heading_20_1" style:master-page-name="MPF2">
      <style:paragraph-properties style:page-number="auto" fo:break-before="page"/>
    </style:style>
    <style:style style:name="P73" style:family="paragraph" style:parent-style-name="Heading_20_1">
      <style:text-properties officeooo:paragraph-rsid="004c08b8"/>
    </style:style>
    <style:style style:name="P74" style:family="paragraph" style:parent-style-name="Heading_20_1">
      <style:paragraph-properties fo:text-align="center" style:justify-single-word="false"/>
    </style:style>
    <style:style style:name="P75" style:family="paragraph" style:parent-style-name="Quotations">
      <style:paragraph-properties fo:margin-top="0in" fo:margin-bottom="0in" style:contextual-spacing="false"/>
    </style:style>
    <style:style style:name="P76" style:family="paragraph" style:parent-style-name="Text_20_body" style:master-page-name="MP0">
      <style:paragraph-properties fo:margin-left="0in" fo:margin-right="0in" fo:text-indent="0in" style:auto-text-indent="false" style:page-number="auto" fo:break-before="page"/>
    </style:style>
    <style:style style:name="P77" style:family="paragraph" style:parent-style-name="Text_20_body">
      <style:paragraph-properties fo:margin-left="0in" fo:margin-right="0in" fo:text-indent="0in" style:auto-text-indent="false"/>
    </style:style>
    <style:style style:name="P78"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79" style:family="paragraph" style:parent-style-name="Text_20_body">
      <style:paragraph-properties fo:margin-left="0in" fo:margin-right="0in" fo:text-indent="0in" style:auto-text-indent="false"/>
      <style:text-properties fo:language="pt" fo:country="BR" officeooo:rsid="009e0de0" officeooo:paragraph-rsid="009c0774"/>
    </style:style>
    <style:style style:name="P80" style:family="paragraph" style:parent-style-name="Text_20_body">
      <style:text-properties fo:language="pt" fo:country="BR" officeooo:rsid="0099c4b7" officeooo:paragraph-rsid="0099c4b7"/>
    </style:style>
    <style:style style:name="P81" style:family="paragraph" style:parent-style-name="Text_20_body" style:list-style-name="WWNum2">
      <style:text-properties fo:color="#000000" loext:opacity="100%"/>
    </style:style>
    <style:style style:name="P82" style:family="paragraph" style:parent-style-name="Text_20_body">
      <style:text-properties fo:color="#000000" loext:opacity="100%"/>
    </style:style>
    <style:style style:name="P83" style:family="paragraph" style:parent-style-name="Text_20_body">
      <style:paragraph-properties fo:line-height="100%"/>
      <style:text-properties fo:color="#000000" loext:opacity="100%" style:text-underline-style="none"/>
    </style:style>
    <style:style style:name="P84" style:family="paragraph" style:parent-style-name="Text_20_body">
      <style:paragraph-properties fo:margin-left="0in" fo:margin-right="0in" fo:line-height="100%" fo:text-indent="0in" style:auto-text-indent="false"/>
      <style:text-properties fo:color="#000000" loext:opacity="100%" style:text-underline-style="none"/>
    </style:style>
    <style:style style:name="P85" style:family="paragraph" style:parent-style-name="Text_20_body">
      <style:paragraph-properties fo:margin-left="0in" fo:margin-right="0in" fo:line-height="100%" fo:text-indent="0in" style:auto-text-indent="false"/>
      <style:text-properties fo:color="#000000" loext:opacity="100%" style:text-underline-style="none" officeooo:paragraph-rsid="00b95ba8"/>
    </style:style>
    <style:style style:name="P86" style:family="paragraph" style:parent-style-name="Text_20_body">
      <style:paragraph-properties fo:margin-top="0in" fo:margin-bottom="0in" style:contextual-spacing="false"/>
    </style:style>
    <style:style style:name="P87" style:family="paragraph" style:parent-style-name="Text_20_body">
      <style:text-properties officeooo:rsid="0026eb8a" officeooo:paragraph-rsid="002657ea"/>
    </style:style>
    <style:style style:name="P88" style:family="paragraph" style:parent-style-name="Text_20_body">
      <style:paragraph-properties fo:margin-left="0in" fo:margin-right="0in" fo:text-indent="0in" style:auto-text-indent="false"/>
      <style:text-properties officeooo:rsid="0026eb8a" officeooo:paragraph-rsid="002657ea"/>
    </style:style>
    <style:style style:name="P89" style:family="paragraph" style:parent-style-name="Text_20_body">
      <style:paragraph-properties fo:margin-left="0in" fo:margin-right="0in" fo:text-indent="0in" style:auto-text-indent="false"/>
      <style:text-properties officeooo:rsid="0026eb8a" officeooo:paragraph-rsid="002c9eae"/>
    </style:style>
    <style:style style:name="P90" style:family="paragraph" style:parent-style-name="Text_20_body">
      <style:paragraph-properties fo:margin-left="0in" fo:margin-right="0in" fo:text-indent="0in" style:auto-text-indent="false"/>
      <style:text-properties officeooo:rsid="0026eb8a" officeooo:paragraph-rsid="00b3e621"/>
    </style:style>
    <style:style style:name="P91" style:family="paragraph" style:parent-style-name="Text_20_body">
      <style:paragraph-properties fo:margin-left="0in" fo:margin-right="0in" fo:text-indent="0in" style:auto-text-indent="false"/>
      <style:text-properties officeooo:rsid="003be1bf" officeooo:paragraph-rsid="00b28ae0"/>
    </style:style>
    <style:style style:name="P92" style:family="paragraph" style:parent-style-name="Text_20_body">
      <style:paragraph-properties fo:margin-left="0in" fo:margin-right="0in" fo:text-indent="0in" style:auto-text-indent="false"/>
      <style:text-properties officeooo:rsid="003be1bf" officeooo:paragraph-rsid="00b3e621"/>
    </style:style>
    <style:style style:name="P93" style:family="paragraph" style:parent-style-name="Text_20_body">
      <style:text-properties officeooo:rsid="0024c147" officeooo:paragraph-rsid="0024c147"/>
    </style:style>
    <style:style style:name="P94" style:family="paragraph" style:parent-style-name="Text_20_body">
      <style:paragraph-properties fo:margin-left="0in" fo:margin-right="0in" fo:text-indent="0in" style:auto-text-indent="false"/>
      <style:text-properties officeooo:rsid="002c9eae" officeooo:paragraph-rsid="004130e9"/>
    </style:style>
    <style:style style:name="P95" style:family="paragraph" style:parent-style-name="Text_20_body">
      <style:paragraph-properties fo:margin-left="0in" fo:margin-right="0in" fo:line-height="100%" fo:text-indent="0in" style:auto-text-indent="false"/>
      <style:text-properties officeooo:paragraph-rsid="00b95ba8"/>
    </style:style>
    <style:style style:name="P96" style:family="paragraph" style:parent-style-name="Text_20_body">
      <style:text-properties officeooo:paragraph-rsid="00c0fc92"/>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bold" officeooo:rsid="00672f86" style:font-weight-asian="bold" style:font-weight-complex="bold"/>
    </style:style>
    <style:style style:name="T4" style:family="text">
      <style:text-properties fo:color="#000000" loext:opacity="100%"/>
    </style:style>
    <style:style style:name="T5" style:family="text">
      <style:text-properties fo:color="#000000" loext:opacity="100%" fo:language="en" fo:country="US"/>
    </style:style>
    <style:style style:name="T6" style:family="text">
      <style:text-properties fo:color="#000000" loext:opacity="100%" fo:font-style="italic" style:font-style-asian="italic" style:font-style-complex="italic"/>
    </style:style>
    <style:style style:name="T7" style:family="text">
      <style:text-properties fo:color="#000000" loext:opacity="100%" fo:language="pt" fo:country="BR"/>
    </style:style>
    <style:style style:name="T8" style:family="text">
      <style:text-properties fo:color="#000000" loext:opacity="100%" fo:language="pt" fo:country="BR" fo:font-style="italic" style:font-style-asian="italic" style:font-style-complex="italic"/>
    </style:style>
    <style:style style:name="T9" style:family="text">
      <style:text-properties fo:color="#000000" loext:opacity="100%" style:font-name="Helvetica Neue" fo:font-size="12pt" style:font-size-asian="12pt"/>
    </style:style>
    <style:style style:name="T10" style:family="text">
      <style:text-properties fo:color="#000000" loext:opacity="100%" officeooo:rsid="0009a34c"/>
    </style:style>
    <style:style style:name="T11" style:family="text">
      <style:text-properties fo:color="#000000" loext:opacity="100%" officeooo:rsid="000b75ff"/>
    </style:style>
    <style:style style:name="T12" style:family="text">
      <style:text-properties fo:color="#000000" loext:opacity="100%" officeooo:rsid="000d94b0"/>
    </style:style>
    <style:style style:name="T13" style:family="text">
      <style:text-properties fo:color="#000000" loext:opacity="100%" officeooo:rsid="000da1a6"/>
    </style:style>
    <style:style style:name="T14" style:family="text">
      <style:text-properties fo:color="#000000" loext:opacity="100%" officeooo:rsid="0011c3af"/>
    </style:style>
    <style:style style:name="T15" style:family="text">
      <style:text-properties fo:color="#000000" loext:opacity="100%" officeooo:rsid="00161492"/>
    </style:style>
    <style:style style:name="T16" style:family="text">
      <style:text-properties fo:color="#000000" loext:opacity="100%" fo:font-weight="normal" style:font-weight-asian="normal" style:font-weight-complex="normal"/>
    </style:style>
    <style:style style:name="T17" style:family="text">
      <style:text-properties fo:color="#000000" loext:opacity="100%" fo:font-weight="normal" officeooo:rsid="0017a46d" style:font-weight-asian="normal" style:font-weight-complex="normal"/>
    </style:style>
    <style:style style:name="T18" style:family="text">
      <style:text-properties fo:color="#000000" loext:opacity="100%" fo:font-weight="normal" officeooo:rsid="00194864" style:font-weight-asian="normal" style:font-weight-complex="normal"/>
    </style:style>
    <style:style style:name="T19" style:family="text">
      <style:text-properties fo:color="#000000" loext:opacity="100%" fo:font-weight="normal" officeooo:rsid="0066bd0a" style:font-weight-asian="normal" style:font-weight-complex="normal"/>
    </style:style>
    <style:style style:name="T20" style:family="text">
      <style:text-properties fo:color="#000000" loext:opacity="100%" fo:font-weight="normal" officeooo:rsid="001e54f4" style:font-weight-asian="normal" style:font-weight-complex="normal"/>
    </style:style>
    <style:style style:name="T21" style:family="text">
      <style:text-properties fo:color="#000000" loext:opacity="100%" fo:font-weight="normal" officeooo:rsid="001f7792" style:font-weight-asian="normal" style:font-weight-complex="normal"/>
    </style:style>
    <style:style style:name="T22" style:family="text">
      <style:text-properties fo:color="#000000" loext:opacity="100%" officeooo:rsid="00194864"/>
    </style:style>
    <style:style style:name="T23" style:family="text">
      <style:text-properties fo:color="#000000" loext:opacity="100%" officeooo:rsid="0022a8c5"/>
    </style:style>
    <style:style style:name="T24" style:family="text">
      <style:text-properties fo:color="#000000" loext:opacity="100%" officeooo:rsid="00512af0"/>
    </style:style>
    <style:style style:name="T25" style:family="text">
      <style:text-properties fo:color="#000000" loext:opacity="100%" officeooo:rsid="004ba7c6"/>
    </style:style>
    <style:style style:name="T26" style:family="text">
      <style:text-properties fo:color="#000000" loext:opacity="100%" officeooo:rsid="00542385"/>
    </style:style>
    <style:style style:name="T27" style:family="text">
      <style:text-properties fo:color="#000000" loext:opacity="100%" officeooo:rsid="0055acd5"/>
    </style:style>
    <style:style style:name="T28" style:family="text">
      <style:text-properties fo:color="#000000" loext:opacity="100%" officeooo:rsid="00570234"/>
    </style:style>
    <style:style style:name="T29" style:family="text">
      <style:text-properties fo:color="#000000" loext:opacity="100%" officeooo:rsid="005b1fa1"/>
    </style:style>
    <style:style style:name="T30" style:family="text">
      <style:text-properties fo:color="#000000" loext:opacity="100%" officeooo:rsid="004c08b8"/>
    </style:style>
    <style:style style:name="T31" style:family="text">
      <style:text-properties fo:color="#000000" loext:opacity="100%" officeooo:rsid="004ca0cd"/>
    </style:style>
    <style:style style:name="T32" style:family="text">
      <style:text-properties fo:color="#000000" loext:opacity="100%" officeooo:rsid="0024c147"/>
    </style:style>
    <style:style style:name="T33" style:family="text">
      <style:text-properties fo:color="#000000" loext:opacity="100%" officeooo:rsid="00377c6a"/>
    </style:style>
    <style:style style:name="T34" style:family="text">
      <style:text-properties fo:color="#000000" loext:opacity="100%" style:text-underline-style="none"/>
    </style:style>
    <style:style style:name="T35" style:family="text">
      <style:text-properties fo:color="#000000" loext:opacity="100%" style:text-underline-style="none" fo:font-weight="bold" officeooo:rsid="00672f86" style:font-weight-asian="bold" style:font-weight-complex="bold"/>
    </style:style>
    <style:style style:name="T36" style:family="text">
      <style:text-properties fo:color="#000000" loext:opacity="100%" style:text-underline-style="none" fo:font-weight="bold" officeooo:rsid="0068d7b5" style:font-weight-asian="bold" style:font-weight-complex="bold"/>
    </style:style>
    <style:style style:name="T37" style:family="text">
      <style:text-properties fo:color="#000000" loext:opacity="100%" style:text-underline-style="none" fo:font-weight="bold" officeooo:rsid="00699c10" style:font-weight-asian="bold" style:font-weight-complex="bold"/>
    </style:style>
    <style:style style:name="T38" style:family="text">
      <style:text-properties fo:color="#000000" loext:opacity="100%" style:text-underline-style="none" fo:font-weight="bold" officeooo:rsid="007213e4" style:font-weight-asian="bold" style:font-weight-complex="bold"/>
    </style:style>
    <style:style style:name="T39" style:family="text">
      <style:text-properties fo:color="#000000" loext:opacity="100%" style:text-underline-style="none" officeooo:rsid="00672f86"/>
    </style:style>
    <style:style style:name="T40" style:family="text">
      <style:text-properties fo:color="#000000" loext:opacity="100%" style:text-underline-style="none" officeooo:rsid="0068d7b5"/>
    </style:style>
    <style:style style:name="T41" style:family="text">
      <style:text-properties fo:color="#000000" loext:opacity="100%" style:text-underline-style="none" officeooo:rsid="00699c10"/>
    </style:style>
    <style:style style:name="T42" style:family="text">
      <style:text-properties fo:color="#000000" loext:opacity="100%" style:font-name="Arial"/>
    </style:style>
    <style:style style:name="T43" style:family="text">
      <style:text-properties fo:color="#000000" loext:opacity="100%" style:text-underline-style="solid" style:text-underline-width="auto" style:text-underline-color="font-color"/>
    </style:style>
    <style:style style:name="T44" style:family="text">
      <style:text-properties fo:color="#000000" loext:opacity="100%" officeooo:rsid="00beb962"/>
    </style:style>
    <style:style style:name="T45" style:family="text">
      <style:text-properties fo:language="en" fo:country="US"/>
    </style:style>
    <style:style style:name="T46" style:family="text">
      <style:text-properties officeooo:rsid="000d94b0"/>
    </style:style>
    <style:style style:name="T47" style:family="text">
      <style:text-properties officeooo:rsid="00133442"/>
    </style:style>
    <style:style style:name="T48" style:family="text">
      <style:text-properties fo:font-variant="normal" fo:text-transform="none" fo:color="#28292b" loext:opacity="100%" fo:letter-spacing="normal" officeooo:rsid="00133442"/>
    </style:style>
    <style:style style:name="T49" style:family="text">
      <style:text-properties fo:font-weight="normal" style:font-weight-asian="normal" style:font-weight-complex="normal"/>
    </style:style>
    <style:style style:name="T50" style:family="text">
      <style:text-properties fo:font-weight="normal" officeooo:rsid="0017a46d" style:font-weight-asian="normal" style:font-weight-complex="normal"/>
    </style:style>
    <style:style style:name="T51" style:family="text">
      <style:text-properties fo:font-weight="normal" officeooo:rsid="00194864" style:font-weight-asian="normal" style:font-weight-complex="normal"/>
    </style:style>
    <style:style style:name="T52" style:family="text">
      <style:text-properties officeooo:rsid="00161492"/>
    </style:style>
    <style:style style:name="T53" style:family="text">
      <style:text-properties officeooo:rsid="00194864"/>
    </style:style>
    <style:style style:name="T54" style:family="text">
      <style:text-properties officeooo:rsid="001a97be"/>
    </style:style>
    <style:style style:name="T55" style:family="text">
      <style:text-properties officeooo:rsid="001b5826"/>
    </style:style>
    <style:style style:name="T56" style:family="text">
      <style:text-properties officeooo:rsid="001b78b0"/>
    </style:style>
    <style:style style:name="T57" style:family="text">
      <style:text-properties officeooo:rsid="001f561c"/>
    </style:style>
    <style:style style:name="T58" style:family="text">
      <style:text-properties officeooo:rsid="001fbe04"/>
    </style:style>
    <style:style style:name="T59" style:family="text">
      <style:text-properties officeooo:rsid="001fe2bb"/>
    </style:style>
    <style:style style:name="T60" style:family="text">
      <style:text-properties fo:font-style="italic" style:font-style-asian="italic" style:font-style-complex="italic"/>
    </style:style>
    <style:style style:name="T61" style:family="text">
      <style:text-properties fo:font-style="italic" officeooo:rsid="001fe2bb" style:font-style-asian="italic" style:font-style-complex="italic"/>
    </style:style>
    <style:style style:name="T62" style:family="text">
      <style:text-properties fo:font-style="normal" officeooo:rsid="001fe2bb" style:font-style-asian="normal" style:font-style-complex="normal"/>
    </style:style>
    <style:style style:name="T63" style:family="text">
      <style:text-properties officeooo:rsid="002110e0"/>
    </style:style>
    <style:style style:name="T64" style:family="text">
      <style:text-properties officeooo:rsid="002298fd"/>
    </style:style>
    <style:style style:name="T65" style:family="text">
      <style:text-properties officeooo:rsid="0022a8c5"/>
    </style:style>
    <style:style style:name="T66" style:family="text">
      <style:text-properties officeooo:rsid="003bf0e5"/>
    </style:style>
    <style:style style:name="T67" style:family="text">
      <style:text-properties officeooo:rsid="003cfa71"/>
    </style:style>
    <style:style style:name="T68" style:family="text">
      <style:text-properties officeooo:rsid="003d2450"/>
    </style:style>
    <style:style style:name="T69" style:family="text">
      <style:text-properties officeooo:rsid="003f22ac"/>
    </style:style>
    <style:style style:name="T70" style:family="text">
      <style:text-properties officeooo:rsid="0040a5ef"/>
    </style:style>
    <style:style style:name="T71" style:family="text">
      <style:text-properties officeooo:rsid="004130e9"/>
    </style:style>
    <style:style style:name="T72" style:family="text">
      <style:text-properties officeooo:rsid="0042b3e7"/>
    </style:style>
    <style:style style:name="T73" style:family="text">
      <style:text-properties officeooo:rsid="0043a45f"/>
    </style:style>
    <style:style style:name="T74" style:family="text">
      <style:text-properties officeooo:rsid="00457e32"/>
    </style:style>
    <style:style style:name="T75" style:family="text">
      <style:text-properties officeooo:rsid="004615d5"/>
    </style:style>
    <style:style style:name="T76" style:family="text">
      <style:text-properties officeooo:rsid="0047afbc"/>
    </style:style>
    <style:style style:name="T77" style:family="text">
      <style:text-properties officeooo:rsid="0048dedb"/>
    </style:style>
    <style:style style:name="T78" style:family="text">
      <style:text-properties fo:color="#c9211e" loext:opacity="100%"/>
    </style:style>
    <style:style style:name="T79" style:family="text">
      <style:text-properties officeooo:rsid="005a9b2d"/>
    </style:style>
    <style:style style:name="T80" style:family="text">
      <style:text-properties officeooo:rsid="002c9eae"/>
    </style:style>
    <style:style style:name="T81" style:family="text">
      <style:text-properties officeooo:rsid="005e6c16"/>
    </style:style>
    <style:style style:name="T82" style:family="text">
      <style:text-properties style:text-underline-style="none" fo:font-weight="bold" officeooo:rsid="00672f86" style:font-weight-asian="bold" style:font-weight-complex="bold"/>
    </style:style>
    <style:style style:name="T83" style:family="text">
      <style:text-properties officeooo:rsid="006bda23"/>
    </style:style>
    <style:style style:name="T84" style:family="text">
      <style:text-properties officeooo:rsid="007c7799"/>
    </style:style>
    <style:style style:name="T85" style:family="text">
      <style:text-properties officeooo:rsid="0099c4b7"/>
    </style:style>
    <style:style style:name="T86" style:family="text">
      <style:text-properties fo:language="pt" fo:country="BR"/>
    </style:style>
    <style:style style:name="T87" style:family="text">
      <style:text-properties fo:language="pt" fo:country="BR" officeooo:rsid="009c7610"/>
    </style:style>
    <style:style style:name="T88" style:family="text">
      <style:text-properties fo:language="pt" fo:country="BR" officeooo:rsid="009e0de0"/>
    </style:style>
    <style:style style:name="T89" style:family="text">
      <style:text-properties fo:language="pt" fo:country="BR" officeooo:rsid="009f9135"/>
    </style:style>
    <style:style style:name="T90" style:family="text">
      <style:text-properties officeooo:rsid="00b16d82"/>
    </style:style>
    <style:style style:name="T91" style:family="text">
      <style:text-properties officeooo:rsid="0026eb8a"/>
    </style:style>
    <style:style style:name="T92" style:family="text">
      <style:text-properties officeooo:rsid="00bd4080"/>
    </style:style>
    <style:style style:name="T93" style:family="text">
      <style:text-properties officeooo:rsid="00beb962"/>
    </style:style>
    <style:style style:name="T94" style:family="text">
      <style:text-properties fo:color="#00a933" loext:opacity="100%" fo:font-weight="normal" style:font-weight-asian="normal" style:font-weight-complex="normal"/>
    </style:style>
    <style:style style:name="T95" style:family="text">
      <style:text-properties fo:color="#00a933" loext:opacity="100%" fo:font-weight="normal" officeooo:rsid="001e54f4" style:font-weight-asian="normal" style:font-weight-complex="normal"/>
    </style:style>
    <style:style style:name="T96" style:family="text">
      <style:text-properties fo:color="#00a933" loext:opacity="100%" fo:font-weight="normal" officeooo:rsid="001f7792" style:font-weight-asian="normal" style:font-weight-complex="normal"/>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76"><draw:frame draw:style-name="fr1"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8">MARIA PATRÍCIA DA SILVA DIAS</text:p>
      <text:p text:style-name="P9"><text:span text:style-name="Fonte_20_parág._20_padrão"><text:span text:style-name="T3">De 2017 à 2021: U</text:span></text:span><text:span text:style-name="Fonte_20_parág._20_padrão"><text:span text:style-name="T82">ma </text:span></text:span><text:span text:style-name="Fonte_20_parág._20_padrão"><text:span text:style-name="T35">revisão sistemática d</text:span></text:span><text:span text:style-name="Fonte_20_parág._20_padrão"><text:span text:style-name="T36">os trabalhos publicados</text:span></text:span><text:span text:style-name="Fonte_20_parág._20_padrão"><text:span text:style-name="T35"> </text:span></text:span><text:span text:style-name="Fonte_20_parág._20_padrão"><text:span text:style-name="T36">na RBEF, no CBEF e SNEF’s </text:span></text:span><text:span text:style-name="Fonte_20_parág._20_padrão"><text:span text:style-name="T37">sobre o papel feminino n</text:span></text:span><text:span text:style-name="Fonte_20_parág._20_padrão"><text:span text:style-name="T38">o</text:span></text:span><text:span text:style-name="Fonte_20_parág._20_padrão"><text:span text:style-name="T37"> âmbito cientifico.</text:span></text:span></text:p>
      <text:p text:style-name="P4">CARUARU</text:p>
      <text:p text:style-name="P4">2022</text:p>
      <text:p text:style-name="P78">MARIA PATRÍCIA DA SILVA DIAS</text:p>
      <text:p text:style-name="P12"><text:span text:style-name="Fonte_20_parág._20_padrão"><text:span text:style-name="T39">De 2017 à 2021: Uma revisão sistemática d</text:span></text:span><text:span text:style-name="Fonte_20_parág._20_padrão"><text:span text:style-name="T40">os trabalhos publicados</text:span></text:span><text:span text:style-name="Fonte_20_parág._20_padrão"><text:span text:style-name="T39"> </text:span></text:span><text:span text:style-name="Fonte_20_parág._20_padrão"><text:span text:style-name="T40">na RBEF, no CBEF e SNEF’s </text:span></text:span><text:span text:style-name="Fonte_20_parág._20_padrão"><text:span text:style-name="T41">sobre o papel feminino na âmbito cientifico.</text:span></text:span></text:p>
      <text:p text:style-name="P19">Trabalho de Coclusão de Curso apresentado ao Curso de Licenciatura em Física da Universidade Federal de Pernambuco, como requisito parcial para a obtenção do título de Licenciado em Física.</text:p>
      <text:p text:style-name="P21"/>
      <text:p text:style-name="P21"><text:span text:style-name="Fonte_20_parág._20_padrão"><text:span text:style-name="T2">Área de concentração</text:span></text:span>: Ensino de Física</text:p>
      <text:p text:style-name="P21"/>
      <text:p text:style-name="P2"><text:span text:style-name="Fonte_20_parág._20_padrão"><text:span text:style-name="T2">Orientador: </text:span></text:span>Profª. Drª. Tassiana Fernanda Genzini de Carvalho.</text:p>
      <text:p text:style-name="P4">CARUARU</text:p>
      <text:p text:style-name="P4">2022</text:p>
      <text:p text:style-name="P6">FICHA CATALOGRAFICA</text:p>
      <text:p text:style-name="P7">MARIA PATRÍCIA DA SILVA DIAS</text:p>
      <text:p text:style-name="P11">De 2017 à 2021: Uma revisão sistemática dos trabalhos publicados na RBEF, no CBEF e SNEF’s sobre o papel feminino no âmbito cientifico.</text:p>
      <text:p text:style-name="P19">Trabalho de Conclusão de Curso apresentado ao Curso de Licenciatura em Física da Universidade Federal de Pernambuco, como requisito parcial para a obtenção do título de Licenciado em Física.</text:p>
      <text:p text:style-name="P3"/>
      <text:p text:style-name="P3">Aprovada em: DD/MM/AAAA.</text:p>
      <text:p text:style-name="P3"/>
      <text:p text:style-name="P3"/>
      <text:p text:style-name="P10">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NOME PROFESSOR (Examinador Interno)</text:p>
      <text:p text:style-name="P4">Universidade Federal de Pernambuco</text:p>
      <text:p text:style-name="P4"/>
      <text:p text:style-name="P4"/>
      <text:p text:style-name="P4">_____________________________________________________</text:p>
      <text:p text:style-name="P4">Profº. Dr. NOME PROFESSOR (Examinador Externo)</text:p>
      <text:p text:style-name="P4">UNIVERSIDADE PROFESSOR</text:p>
      <text:p text:style-name="P71">dedicatória</text:p>
      <text:p text:style-name="P64">Dedico esse trabalho a <text:span text:style-name="T85">minha mãe </text:span>Maria das Neves da Silva, e <text:span text:style-name="T85">minha avó </text:span><text:s/>Carmelita Maria da Silva <text:span text:style-name="T84">que com aquela cartilha do ABC vinte e um anos atrás me fizeram alcançar o que alcanço hoje</text:span>.</text:p>
      <text:p text:style-name="P70">AGRADECIMENTOS</text:p>
      <text:p text:style-name="P27"><text:span text:style-name="T89">Agradeço a todos que contribuíram para meu sucesso e meu crescimento, em especial</text:span><text:span text:style-name="T87">:</text:span><text:span text:style-name="T86"> </text:span></text:p>
      <text:p text:style-name="P27"><text:span text:style-name="T88">A</text:span><text:span text:style-name="T86">o senhor Deus que nos momentos difíceis sempre me deu forças para alcançar os objetivos, sendo meu companheiro e orientador nos momentos mais difíceis.</text:span></text:p>
      <text:p text:style-name="P27"><text:span text:style-name="T87">A</text:span><text:span text:style-name="T86">os meus familiares que me deram todo o suporte necessário para concluir essa jornada acadêmica.</text:span></text:p>
      <text:p text:style-name="P27"><text:span text:style-name="T87">Aos amigos: </text:span><text:span text:style-name="T86">Thaís Maria da Silva, </text:span><text:span text:style-name="T87">Márcia Christyne de Lima Araújo, Mateus José da Silva, José Boniex da Silva Santos, Kétyllen Layanne da Silva Nascimento e Rosy Marry Mayara dos Santos Alves</text:span><text:span text:style-name="T86"> por sempre me incentivar</text:span><text:span text:style-name="T87">em</text:span><text:span text:style-name="T86"> e acreditar</text:span><text:span text:style-name="T87">em</text:span><text:span text:style-name="T86"> em mim quando eu mesma não o fazia.</text:span></text:p>
      <text:p text:style-name="P28"><text:span text:style-name="T86"><text:tab/></text:span><text:span text:style-name="T88">A</text:span><text:span text:style-name="T86"> algumas pessoas que entre nós não se encontram mais, mas que estiveram comigo no início dessa jornada.</text:span></text:p>
      <text:p text:style-name="P28"><text:span text:style-name="T86"><text:tab/></text:span><text:span text:style-name="T88">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79"><text:tab/>A Universidade Federal de Pernambuco e a alguns futuros colegas de profissão por enriquecer essa jornada na qual tive a honra de participar.</text:p>
      <text:p text:style-name="P80"/>
      <text:p text:style-name="Titulo_20_elemento_20_pretextual">RESUMO</text:p>
      <text:p text:style-name="P96"><text:span text:style-name="T49"><text:s/></text:span><text:span text:style-name="T16">O presente trabalho tem como objetivo f</text:span><text:span text:style-name="Fonte_20_parág._20_padrão"><text:span text:style-name="T16">azer um levantamento das produções que tratam a questão da mulher na física, utilizando como base de dados os Simpósios Nacionais de Ensino de Física (SNEF) dos anos 2017, 2019, 2021 e em algumas revistas nacionais de ensino de física como: Revista Brasileira de Ensino de Física (RBEF) e Caderno Brasileiro de ensino de Física (CBEF). Após uma categorização, considerando a finalidade de cada trabalho selecionado foi possível analisar como as discussões acerca da mulher na física tem se dado nos últimos anos. </text:span></text:span><text:span text:style-name="Fonte_20_parág._20_padrão"><text:span text:style-name="T20">Assim, neste trabalho as</text:span></text:span><text:span text:style-name="Fonte_20_parág._20_padrão"><text:span text:style-name="T16"> categorias criadas foram: </text:span></text:span><text:span text:style-name="Fonte_20_parág._20_padrão"><text:span text:style-name="T20">levantamento de concepções; levantamento de dados; análise/revisão; personalidade da física e projeto/proposta.</text:span></text:span><text:span text:style-name="Fonte_20_parág._20_padrão"><text:span text:style-name="T16"> </text:span></text:span><text:span text:style-name="Fonte_20_parág._20_padrão"><text:span text:style-name="T21">Portanto, é</text:span></text:span><text:span text:style-name="Fonte_20_parág._20_padrão"><text:span text:style-name="T16"> possível percerber um</text:span></text:span><text:span text:style-name="Fonte_20_parág._20_padrão"><text:span text:style-name="T21">a</text:span></text:span><text:span text:style-name="Fonte_20_parág._20_padrão"><text:span text:style-name="T16"> crescente no número de trabalhos </text:span></text:span><text:span text:style-name="Fonte_20_parág._20_padrão"><text:span text:style-name="T21">de análise/revisão e projeto/proposta </text:span></text:span><text:span text:style-name="Fonte_20_parág._20_padrão"><text:span text:style-name="T16">que envolvem as mulheres na Física </text:span></text:span><text:span text:style-name="Fonte_20_parág._20_padrão"><text:span text:style-name="T21">nas regiões Sul e Sudeste</text:span></text:span><text:span text:style-name="Fonte_20_parág._20_padrão"><text:span text:style-name="T16">, principalmente no SNEF, </text:span></text:span><text:span text:style-name="Fonte_20_parág._20_padrão"><text:span text:style-name="T21">evento que coaduna um grande contigente de cientistas de todo o Brasil</text:span></text:span><text:span text:style-name="Fonte_20_parág._20_padrão"><text:span text:style-name="T19">.</text:span></text:span></text:p>
      <text:p text:style-name="P3"/>
      <text:p text:style-name="P3">Palavras-chave: <text:span text:style-name="T46">Gênero, Mulheres, “mulheres na física”</text:span>.</text:p>
      <text:p text:style-name="Titulo_20_elemento_20_pretextual">ABSTRACT</text:p>
      <text:p text:style-name="Text_20_body">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text:p>
      <text:p text:style-name="P3"/>
      <text:p text:style-name="P3">Keywords: <text:span text:style-name="T53">Gender</text:span>., <text:span text:style-name="T53">women, women in physics</text:span>.</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65">CBEF</text:p>
          </table:table-cell>
          <table:table-cell table:style-name="Tabela1.A1" office:value-type="string">
            <text:p text:style-name="P65">CADERNO BRASILEIRO DE ENSINO DE FÍSCA</text:p>
          </table:table-cell>
        </table:table-row>
        <table:table-row table:style-name="Tabela1.1">
          <table:table-cell table:style-name="Tabela1.A1" office:value-type="string">
            <text:p text:style-name="P65">CBPF</text:p>
          </table:table-cell>
          <table:table-cell table:style-name="Tabela1.A1" office:value-type="string">
            <text:p text:style-name="P65">CENTRO BRASILEIRO DE PESQUISAS FÍSICAS</text:p>
          </table:table-cell>
        </table:table-row>
        <table:table-row table:style-name="Tabela1.1">
          <table:table-cell table:style-name="Tabela1.A1" office:value-type="string">
            <text:p text:style-name="P65">CEA</text:p>
          </table:table-cell>
          <table:table-cell table:style-name="Tabela1.A1" office:value-type="string">
            <text:p text:style-name="P66">COMMISSARIAT À L’ÉNERGIE ATOMIQUE ET AUX ÉNERGIES ALTERNATIVES</text:p>
          </table:table-cell>
        </table:table-row>
        <table:table-row table:style-name="Tabela1.1">
          <table:table-cell table:style-name="Tabela1.A1" office:value-type="string">
            <text:p text:style-name="P68">CEFET</text:p>
          </table:table-cell>
          <table:table-cell table:style-name="Tabela1.A1" office:value-type="string">
            <text:p text:style-name="P68">CENTRO FEDERAL DE EDUCAÇÃO TECNOLÓGICA</text:p>
          </table:table-cell>
        </table:table-row>
        <table:table-row table:style-name="Tabela1.1">
          <table:table-cell table:style-name="Tabela1.A1" office:value-type="string">
            <text:p text:style-name="P65">CNPq</text:p>
          </table:table-cell>
          <table:table-cell table:style-name="Tabela1.A1" office:value-type="string">
            <text:p text:style-name="P65">CONSELHO NACIONAL DE DESENVOLVIMENTO CIENTÍFICO E TECNOLOGICO</text:p>
          </table:table-cell>
        </table:table-row>
        <table:table-row table:style-name="Tabela1.1">
          <table:table-cell table:style-name="Tabela1.A1" office:value-type="string">
            <text:p text:style-name="P65">FNFi</text:p>
          </table:table-cell>
          <table:table-cell table:style-name="Tabela1.A1" office:value-type="string">
            <text:p text:style-name="P65">FACULDADE NACIONAL DE FILOSOFIA</text:p>
          </table:table-cell>
        </table:table-row>
        <table:table-row table:style-name="Tabela1.1">
          <table:table-cell table:style-name="Tabela1.A1" office:value-type="string">
            <text:p text:style-name="P65">IBGE</text:p>
          </table:table-cell>
          <table:table-cell table:style-name="Tabela1.A1" office:value-type="string">
            <text:p text:style-name="P65">INSTITUTO BRASILEIRO DE GEOGRAFIA E ESTATÍSTICA</text:p>
          </table:table-cell>
        </table:table-row>
        <table:table-row table:style-name="Tabela1.1">
          <table:table-cell table:style-name="Tabela1.A1" office:value-type="string">
            <text:p text:style-name="P68">IFRJ</text:p>
          </table:table-cell>
          <table:table-cell table:style-name="Tabela1.A1" office:value-type="string">
            <text:p text:style-name="P68">INSTITUTO FEDERAL DO RIO DE JANEIRO</text:p>
          </table:table-cell>
        </table:table-row>
        <table:table-row table:style-name="Tabela1.1">
          <table:table-cell table:style-name="Tabela1.A1" office:value-type="string">
            <text:p text:style-name="P68">IFRS</text:p>
          </table:table-cell>
          <table:table-cell table:style-name="Tabela1.A1" office:value-type="string">
            <text:p text:style-name="P68">INSTITUTO FEDERAL DO RIO GRANDE DO SUL</text:p>
          </table:table-cell>
        </table:table-row>
        <table:table-row table:style-name="Tabela1.1">
          <table:table-cell table:style-name="Tabela1.A1" office:value-type="string">
            <text:p text:style-name="P69">IFSP</text:p>
          </table:table-cell>
          <table:table-cell table:style-name="Tabela1.A1" office:value-type="string">
            <text:p text:style-name="P69">INSTITUTO FEDERAL DE SÃO PAULO</text:p>
          </table:table-cell>
        </table:table-row>
        <table:table-row table:style-name="Tabela1.1">
          <table:table-cell table:style-name="Tabela1.A1" office:value-type="string">
            <text:p text:style-name="P68">ITA</text:p>
          </table:table-cell>
          <table:table-cell table:style-name="Tabela1.A1" office:value-type="string">
            <text:p text:style-name="P68">INSTITUTO TECNOLÓGICO DE AERONÁUTICA</text:p>
          </table:table-cell>
        </table:table-row>
        <table:table-row table:style-name="Tabela1.1">
          <table:table-cell table:style-name="Tabela1.A1" office:value-type="string">
            <text:p text:style-name="P68">IUPAP</text:p>
          </table:table-cell>
          <table:table-cell table:style-name="Tabela1.A1" office:value-type="string">
            <text:p text:style-name="P67">INTERNATIONAL UNION OF PURE AND APPLIED PHYSICS</text:p>
          </table:table-cell>
        </table:table-row>
        <table:table-row table:style-name="Tabela1.1">
          <table:table-cell table:style-name="Tabela1.A1" office:value-type="string">
            <text:p text:style-name="P65">RBEF</text:p>
          </table:table-cell>
          <table:table-cell table:style-name="Tabela1.A1" office:value-type="string">
            <text:p text:style-name="P65">REVISTA BRASILEIRA DE ENSINO DE FÍSICA</text:p>
          </table:table-cell>
        </table:table-row>
        <table:table-row table:style-name="Tabela1.1">
          <table:table-cell table:style-name="Tabela1.A1" office:value-type="string">
            <text:p text:style-name="P65">SBF</text:p>
          </table:table-cell>
          <table:table-cell table:style-name="Tabela1.A1" office:value-type="string">
            <text:p text:style-name="P65">SOCIEDADE BRASILEIRA DE FÍSICA</text:p>
          </table:table-cell>
        </table:table-row>
        <table:table-row table:style-name="Tabela1.1">
          <table:table-cell table:style-name="Tabela1.A1" office:value-type="string">
            <text:p text:style-name="P65">SISU</text:p>
          </table:table-cell>
          <table:table-cell table:style-name="Tabela1.A1" office:value-type="string">
            <text:p text:style-name="P65">SISTEMA DE SELEÇÃO UNIFICADO</text:p>
          </table:table-cell>
        </table:table-row>
        <table:table-row table:style-name="Tabela1.1">
          <table:table-cell table:style-name="Tabela1.A1" office:value-type="string">
            <text:p text:style-name="P65">SNEF</text:p>
          </table:table-cell>
          <table:table-cell table:style-name="Tabela1.A1" office:value-type="string">
            <text:p text:style-name="P65">SIMPÓSIO NACIONAL DE ENSINO DE FÍSICA</text:p>
          </table:table-cell>
        </table:table-row>
        <table:table-row table:style-name="Tabela1.1">
          <table:table-cell table:style-name="Tabela1.A1" office:value-type="string">
            <text:p text:style-name="P69">UERJ</text:p>
          </table:table-cell>
          <table:table-cell table:style-name="Tabela1.A1" office:value-type="string">
            <text:p text:style-name="P69">UNIVERSIDADE ESTADUAL DO RIO DE JANEIRO</text:p>
          </table:table-cell>
        </table:table-row>
        <table:table-row table:style-name="Tabela1.1">
          <table:table-cell table:style-name="Tabela1.A1" office:value-type="string">
            <text:p text:style-name="P68">UFBA</text:p>
          </table:table-cell>
          <table:table-cell table:style-name="Tabela1.A1" office:value-type="string">
            <text:p text:style-name="P68">UNIVERSIDADE FEDERAL DA BAHIA</text:p>
          </table:table-cell>
        </table:table-row>
        <table:table-row table:style-name="Tabela1.1">
          <table:table-cell table:style-name="Tabela1.A1" office:value-type="string">
            <text:p text:style-name="P68">UFCG</text:p>
          </table:table-cell>
          <table:table-cell table:style-name="Tabela1.A1" office:value-type="string">
            <text:p text:style-name="P68">UNIVERSIDADE FEDERAL DE CAMPINA GRANDE</text:p>
          </table:table-cell>
        </table:table-row>
        <table:table-row table:style-name="Tabela1.1">
          <table:table-cell table:style-name="Tabela1.A1" office:value-type="string">
            <text:p text:style-name="P69">UFF</text:p>
          </table:table-cell>
          <table:table-cell table:style-name="Tabela1.A1" office:value-type="string">
            <text:p text:style-name="P69">UNIVERSIDADE FEDERAL FLUMINENSE</text:p>
          </table:table-cell>
        </table:table-row>
        <table:table-row table:style-name="Tabela1.1">
          <table:table-cell table:style-name="Tabela1.A1" office:value-type="string">
            <text:p text:style-name="P68">UFMS</text:p>
          </table:table-cell>
          <table:table-cell table:style-name="Tabela1.A1" office:value-type="string">
            <text:p text:style-name="P68">UNIVERSIDADE FEDERAL DO MATO GROSSO DO SUL</text:p>
          </table:table-cell>
        </table:table-row>
        <table:table-row table:style-name="Tabela1.1">
          <table:table-cell table:style-name="Tabela1.A1" office:value-type="string">
            <text:p text:style-name="P69">UFPR</text:p>
          </table:table-cell>
          <table:table-cell table:style-name="Tabela1.A1" office:value-type="string">
            <text:p text:style-name="P69">UNIVERSIDADE FEDERAL DO PARANÁ</text:p>
          </table:table-cell>
        </table:table-row>
        <table:table-row table:style-name="Tabela1.1">
          <table:table-cell table:style-name="Tabela1.A1" office:value-type="string">
            <text:p text:style-name="P65">UFRGS</text:p>
          </table:table-cell>
          <table:table-cell table:style-name="Tabela1.A1" office:value-type="string">
            <text:p text:style-name="P65">UNIVERSIDADE FEDERAL DO RIO GRANDE DO SUL</text:p>
          </table:table-cell>
        </table:table-row>
        <table:table-row table:style-name="Tabela1.1">
          <table:table-cell table:style-name="Tabela1.A1" office:value-type="string">
            <text:p text:style-name="P65">UFRJ</text:p>
          </table:table-cell>
          <table:table-cell table:style-name="Tabela1.A1" office:value-type="string">
            <text:p text:style-name="P65">UNIVERSIDADE FEDERAL DO RIO DE JANEIRO</text:p>
          </table:table-cell>
        </table:table-row>
        <table:table-row table:style-name="Tabela1.1">
          <table:table-cell table:style-name="Tabela1.A1" office:value-type="string">
            <text:p text:style-name="P69">UFRRJ</text:p>
          </table:table-cell>
          <table:table-cell table:style-name="Tabela1.A1" office:value-type="string">
            <text:p text:style-name="P69">UNIVERSIDADE FEDERAL RURAL DO RIO DE JANEIRO</text:p>
          </table:table-cell>
        </table:table-row>
        <table:table-row table:style-name="Tabela1.1">
          <table:table-cell table:style-name="Tabela1.A1" office:value-type="string">
            <text:p text:style-name="P68">UFSC</text:p>
          </table:table-cell>
          <table:table-cell table:style-name="Tabela1.A1" office:value-type="string">
            <text:p text:style-name="P68">UNIVERSIDADE FEDERAL DE SANTA CATARINA</text:p>
          </table:table-cell>
        </table:table-row>
        <table:table-row table:style-name="Tabela1.1">
          <table:table-cell table:style-name="Tabela1.A1" office:value-type="string">
            <text:p text:style-name="P68">UFSCAR</text:p>
          </table:table-cell>
          <table:table-cell table:style-name="Tabela1.A1" office:value-type="string">
            <text:p text:style-name="P68">UNIVERSIDADE FEDERAL DE SÃO CARLOS</text:p>
          </table:table-cell>
        </table:table-row>
        <table:table-row table:style-name="Tabela1.1">
          <table:table-cell table:style-name="Tabela1.A1" office:value-type="string">
            <text:p text:style-name="P69">UFTM</text:p>
          </table:table-cell>
          <table:table-cell table:style-name="Tabela1.A1" office:value-type="string">
            <text:p text:style-name="P69">UNIVERSIDADE FEDERAL DO TRIÂNGULO MINEIRO</text:p>
          </table:table-cell>
        </table:table-row>
        <text:soft-page-break/>
        <table:table-row table:style-name="Tabela1.1">
          <table:table-cell table:style-name="Tabela1.A1" office:value-type="string">
            <text:p text:style-name="P69">UNB</text:p>
          </table:table-cell>
          <table:table-cell table:style-name="Tabela1.A1" office:value-type="string">
            <text:p text:style-name="P69">UNIVERSIDADE DE BRASÍLIA</text:p>
          </table:table-cell>
        </table:table-row>
        <table:table-row table:style-name="Tabela1.1">
          <table:table-cell table:style-name="Tabela1.A1" office:value-type="string">
            <text:p text:style-name="P69">UNICENTRO</text:p>
          </table:table-cell>
          <table:table-cell table:style-name="Tabela1.A1" office:value-type="string">
            <text:p text:style-name="P69">UNIVERSIDADE ESTADUAL DO CENTRO-OESTE</text:p>
          </table:table-cell>
        </table:table-row>
        <table:table-row table:style-name="Tabela1.1">
          <table:table-cell table:style-name="Tabela1.A1" office:value-type="string">
            <text:p text:style-name="P69">UNIFEI</text:p>
          </table:table-cell>
          <table:table-cell table:style-name="Tabela1.A1" office:value-type="string">
            <text:p text:style-name="P69">UNIVERSIDADE FEDERAL DE ITAJAÚBA</text:p>
          </table:table-cell>
        </table:table-row>
        <table:table-row table:style-name="Tabela1.1">
          <table:table-cell table:style-name="Tabela1.A1" office:value-type="string">
            <text:p text:style-name="P69">UNIFESP</text:p>
          </table:table-cell>
          <table:table-cell table:style-name="Tabela1.A1" office:value-type="string">
            <text:p text:style-name="P69">UNIVERSIDADE FEDERAL DE SÃO PAULO</text:p>
          </table:table-cell>
        </table:table-row>
        <table:table-row table:style-name="Tabela1.1">
          <table:table-cell table:style-name="Tabela1.A1" office:value-type="string">
            <text:p text:style-name="P69">UNIPAMPA</text:p>
          </table:table-cell>
          <table:table-cell table:style-name="Tabela1.A1" office:value-type="string">
            <text:p text:style-name="P69">UNIVERSIDADE FEDERAL DO PAMPA</text:p>
          </table:table-cell>
        </table:table-row>
        <table:table-row table:style-name="Tabela1.1">
          <table:table-cell table:style-name="Tabela1.A1" office:value-type="string">
            <text:p text:style-name="P69">UNIVATES</text:p>
          </table:table-cell>
          <table:table-cell table:style-name="Tabela1.A1" office:value-type="string">
            <text:p text:style-name="P69">UNIVERSIDADE DO VALE DO TAQUARI</text:p>
          </table:table-cell>
        </table:table-row>
        <table:table-row table:style-name="Tabela1.1">
          <table:table-cell table:style-name="Tabela1.A1" office:value-type="string">
            <text:p text:style-name="P65">USP</text:p>
          </table:table-cell>
          <table:table-cell table:style-name="Tabela1.A1" office:value-type="string">
            <text:p text:style-name="P65">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Sumário</text:p>
          </text:index-title>
          <text:p text:style-name="P61"><text:a xlink:type="simple" xlink:href="#__RefHeading___Toc408_2100897949" text:style-name="Index_20_Link" text:visited-style-name="Index_20_Link">1 <text:tab/>Introdução<text:tab/>11</text:a></text:p>
          <text:p text:style-name="P61"><text:a xlink:type="simple" xlink:href="#__RefHeading___Toc410_2100897949" text:style-name="Index_20_Link" text:visited-style-name="Index_20_Link">2 <text:tab/>HISTÓRIA DA MULHER NO INGRESSO AO ENSINO SUPERIOR<text:tab/>14</text:a></text:p>
          <text:p text:style-name="P62"><text:a xlink:type="simple" xlink:href="#__RefHeading___Toc832_3608462882" text:style-name="Index_20_Link" text:visited-style-name="Index_20_Link">2.1 <text:tab/>A presença da mulher no curso de física no Brasil<text:tab/>15</text:a></text:p>
          <text:p text:style-name="P61"><text:a xlink:type="simple" xlink:href="#__RefHeading___Toc2861_1824452947" text:style-name="Index_20_Link" text:visited-style-name="Index_20_Link">3 <text:tab/>Metodologia<text:tab/>19</text:a></text:p>
          <text:p text:style-name="P61"><text:a xlink:type="simple" xlink:href="#__RefHeading___Toc2863_1824452947" text:style-name="Index_20_Link" text:visited-style-name="Index_20_Link">4 <text:tab/>Resultados obtidos<text:tab/>22</text:a></text:p>
          <text:p text:style-name="P61"><text:a xlink:type="simple" xlink:href="#__RefHeading___Toc2865_1824452947" text:style-name="Index_20_Link" text:visited-style-name="Index_20_Link">5 <text:tab/>Considerações Finais<text:tab/>30</text:a></text:p>
          <text:p text:style-name="P61"><text:a xlink:type="simple" xlink:href="#__RefHeading___Toc1418_3608462882" text:style-name="Index_20_Link" text:visited-style-name="Index_20_Link"><text:tab/>Referências<text:tab/>32</text:a></text:p>
        </text:index-body>
      </text:table-of-content>
      <text:p text:style-name="P3"/>
      <text:h text:style-name="P72"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Text_20_body"/>
      <text:p text:style-name="P75">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apud CARNEIRO; SARAIVA, 2021, p. 1)</text:p>
      <text:p text:style-name="P86"/>
      <text:p text:style-name="Text_20_body"><text:span text:style-name="Fonte_20_parág._20_padrão"><text:span text:style-name="T4">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4">&amp; </text:span></text:span><text:span text:style-name="Fonte_20_parág._20_padrão"><text:span text:style-name="T4">Garg (2009). Contudo, a presença que há, não deve ser desconsiderada, visto os motivos que impelem essas mulheres a ingressarem e finalizarem o curso de Física no Brasil ainda existem e precisam ser considerados.</text:span></text:span></text:p>
      <text:p text:style-name="Text_20_body"><text:span text:style-name="Fonte_20_parág._20_padrão"><text:span text:style-name="T4"/></text:span></text:p>
      <text:p text:style-name="Quotations"><text:span text:style-name="Fonte_20_parág._20_padrão">É preciso continuar a enfrentar as muitas formas de desestímulo das mulheres em seu interesse pela física. A sociedade mais se beneficia 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amp; GARG, 2009, p.5)</text:span></text:p>
      <text:p text:style-name="Text_20_body"><text:soft-page-break/><text:span text:style-name="Fonte_20_parág._20_padrão"/></text:p>
      <text:p text:style-name="Text_20_body"><text:span text:style-name="Fonte_20_parág._20_padrão"><text:span text:style-name="T4">Esses motivos, geralmente, são vários e de diferentes origens, indo desde incentivos docentes; curiosidade pela compreensão dos fenômenos da natureza; inspiração por outras profissionais da área, e até a vontade de ingressar no meio 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22">Dessa forma, no ambiente acadêmico dos últimos anos, tem havido pesquisas que refletem e pensam os motivos e os porquês de as mulheres estudarem física e suas áreas adjacentes no meio acadêmico do ensino superior no Brasil, inclusive trazendo proposições para aumentar a participação feminina. Assim sendo, este trabalho se funda numa análise descritiva e qualitativa dessa literatura exposta nos últimos anos sobre o tema supracitado, e, consequentemente uma pesquisa bibliográfica dos trabalhos publicados que tratem da questão.</text:p>
      <text:p text:style-name="Text_20_body"><text:span text:style-name="Fonte_20_parág._20_padrão"><text:span text:style-name="T4">Tendo em vista esse cenário no ensino superior no curso de física, e a frequência com que esse tema vem sendo trabalhado nas universidades, serão estudados trabalhos apresentados em um grande evento brasileiro e em algumas revistas de ensino de física, com a perspectiva de compreender como esses trabalhos abordam a participação da mulher na física. Logo, o objetivo desse trabalho é f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text:span></text:span></text:p>
      <text:p text:style-name="P22">Para alcançar este objetivo, este trabalho apresenta os seguintes objetivos específicos:</text:p>
      <text:list xml:id="list538823516" text:style-name="WWNum2">
        <text:list-item>
          <text:p text:style-name="P81">Discutir as dificuldades que a mulher enfrenta ao cursar a graduação em Física.</text:p>
        </text:list-item>
        <text:list-item>
          <text:p text:style-name="P81">Apresentar ações e projetos para o incentivo e a valorização das mulheres na área da Física.</text:p>
        </text:list-item>
        <text:list-item>
          <text:p text:style-name="P81">Organizar e categorizar os trabalhos que tratam da mulher na Física.</text:p>
        </text:list-item>
      </text:list>
      <text:p text:style-name="P22"/>
      <text:p text:style-name="P3"><text:soft-page-break/><text:span text:style-name="Fonte_20_parág._20_padrão"><text:span text:style-name="T4"><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4">Vários países ainda hoje não permitem o ensino básico ou superior para mulheres. Segundo matéria publicada no site “</text:span></text:span><text:span text:style-name="Fonte_20_parág._20_padrão"><text:span text:style-name="T5">Conex</text:span></text:span><text:span text:style-name="Fonte_20_parág._20_padrão"><text:span text:style-name="T4">ão Planeta”</text:span></text:span><text:span text:style-name="Ref._20_de_20_nota_20_de_20_rodapé"><text:span text:style-name="T4"><text:note text:id="ftn2" text:note-class="footnote"><text:note-citation>2</text:note-citation><text:note-body><text:p text:style-name="Footnote">https://<text:span text:style-name="Fonte_20_parág._20_padrão"><text:span text:style-name="T45">conexaoplaneta.com.br/blog/mais-de-60-milhoes-de-meninas-nao-tem-acesso-educacao-no-mundo/</text:span></text:span></text:p></text:note-body></text:note></text:span></text:span><text:span text:style-name="Fonte_20_parág._20_padrão"><text:span text:style-name="T4">:</text:span></text:span></text:p>
      <text:p text:style-name="Text_20_body"><text:span text:style-name="Fonte_20_parág._20_padrão"><text:span text:style-name="T4"/></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
      <text:p text:style-name="Text_20_body"><text:span text:style-name="Fonte_20_parág._20_padrão"><text:span text:style-name="T4">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 </text:span></text:span><text:span text:style-name="Fonte_20_parág._20_padrão"><text:span text:style-name="T14">&amp; </text:span></text:span><text:span text:style-name="Fonte_20_parág._20_padrão"><text:span text:style-name="T4">ALVES, 2009)</text:span></text:span></text:p>
      <text:p text:style-name="Text_20_body"><text:span text:style-name="Fonte_20_parág._20_padrão"><text:span text:style-name="T12">A presença da mulher na escola foi muito atrasada, d</text:span></text:span><text:span text:style-name="Fonte_20_parág._20_padrão"><text:span text:style-name="T4">urante anos, as mulheres lutaram para conseguir o direito ao ensino, mas foi somente em meados do século XIX, que as mulheres conseguiram o direito de frequentar o ensino primário no Brasil. No entanto, os primeiros legisladores do Império haviam estabelecido que o ensino primário era dever do estado e deveria ser ministrado por professoras:</text:span></text:span></text:p>
      <text:p text:style-name="Text_20_body"><text:span text:style-name="Fonte_20_parág._20_padrão"><text:span text:style-name="T4"/></text:span></text:p>
      <text:p text:style-name="Quotations">Porém, devido à falta de professoras qualificadas e sem conseguir despertar maior interesse dos pais, o ensino não chegou a abranger uma percentagem significativa de alunas. (UNICEF, 1982 apud BELTRÃO; ALVES, 2009, p. 128)</text:p>
      <text:p text:style-name="Text_20_body"/>
      <text:p text:style-name="Text_20_body"><text:span text:style-name="Fonte_20_parág._20_padrão"><text:span text:style-name="T4">No entanto, esse ensino era voltado para conhecimentos de cuidados e administração do lar, para que essa mulher pudesse cuidar da casa, dos filhos e do marido. Como confirmam em seus estudos Aragão e Kreutz (2010, p. 05): “desde o período Colonial, a educação feminina era restrita ao lar e para o lar, ou seja, aprendiam atividades que possibilitassem o bom governo da casa e dos filhos”.</text:span></text:span></text:p>
      <text:p text:style-name="P29"><text:span text:style-name="Fonte_20_parág._20_padrão"><text:span text:style-name="T4">Por muito tempo, a educação para a mulher não era algo de extrema necessidade. Isso porque a tradição que veio de Portugal para a colônia brasileira cultivava a ideia de que a mulher não deveria ler ou escrever. (</text:span></text:span>RIBEIRO, 2000 apud <text:soft-page-break/>PEREIRA &amp; FAVORO, 2017<text:span text:style-name="Fonte_20_parág._20_padrão"><text:span text:style-name="T4">). Na Europa, a mulher também ocupava um lugar inferior na sociedade. Ela era considerada como o sexo frágil e, por isso, foi designada ao trabalho privado, ou seja, ao trabalho doméstico com base em ser gentil e afetiva (PEREIRA &amp; FAVORO, 2017).</text:span></text:span></text:p>
      <text:p text:style-name="P22">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p>
      <text:p text:style-name="Text_20_body"><text:span text:style-name="Fonte_20_parág._20_padrão"><text:span text:style-name="T4">Segundo </text:span></text:span><text:span text:style-name="Fonte_20_parág._20_padrão"><text:span text:style-name="T10">Freitas</text:span></text:span><text:span text:style-name="Fonte_20_parág._20_padrão"><text:span text:style-name="T4"> (20</text:span></text:span><text:span text:style-name="Fonte_20_parág._20_padrão"><text:span text:style-name="T10">0</text:span></text:span><text:span text:style-name="Fonte_20_parág._20_padrão"><text:span text:style-name="T11">2</text:span></text:span><text:span text:style-name="Fonte_20_parág._20_padrão"><text:span text:style-name="T4">, apud </text:span></text:span><text:span text:style-name="Fonte_20_parág._20_padrão"><text:span text:style-name="T10">ARAGÃO</text:span></text:span><text:span text:style-name="Fonte_20_parág._20_padrão"><text:span text:style-name="T4">, 20</text:span></text:span><text:span text:style-name="Fonte_20_parág._20_padrão"><text:span text:style-name="T10">11</text:span></text:span><text:span text:style-name="Fonte_20_parág._20_padrão"><text:span text:style-name="T4">), 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22">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Rita Lobato Velho Lopes, formou-se pela faculdade de medicina da Bahia (MOTTA, 2014).</text:p>
      <text:h text:style-name="Heading_20_2" text:outline-level="2"><text:bookmark-start text:name="__RefHeading___Toc832_3608462882"/>A presença da mulher no curso de física no Brasil<text:bookmark-end text:name="__RefHeading___Toc832_3608462882"/></text:h>
      <text:p text:style-name="P30"><text:span text:style-name="Fonte_20_parág._20_padrão"><text:span text:style-name="T4">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text:span></text:span><text:soft-page-break/><text:span text:style-name="Fonte_20_parág._20_padrão"><text:span text:style-name="T4">Portinho, também em Engenharia. Ela ficou reconhecida como uma militante no movimento dos direitos civis e de reconhecimento profissional das mulheres. (QUEIROZ </text:span></text:span><text:span text:style-name="Fonte_20_parág._20_padrão"><text:span text:style-name="T14">&amp;</text:span></text:span><text:span text:style-name="Fonte_20_parág._20_padrão"><text:span text:style-name="T4"> LIMA, 2013, <text:s/>apud BARBOS</text:span></text:span><text:span text:style-name="Fonte_20_parág._20_padrão"><text:span text:style-name="T13">A</text:span></text:span><text:span text:style-name="Fonte_20_parág._20_padrão"><text:span text:style-name="T4">, 2001).</text:span></text:span></text:p>
      <text:p text:style-name="Text_20_body"><text:span text:style-name="Fonte_20_parág._20_padrão"><text:span text:style-name="T4">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p>
      <text:p text:style-name="P22">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 <text:span text:style-name="T47">&amp; </text:span>BARBOSA, 2016).</text:p>
      <text:p text:style-name="P22">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 que era conhecido por ser um orientador muito difícil. Logo após dois anos, em 1947, Sonja se tornou a primeira física brasileira com doutorado. Infelizmente, em 1948 veio a falecer devido a uma crise de pneumonia. (BEZERRA <text:span text:style-name="T47">&amp; </text:span>BARBOSA, 2016)</text:p>
      <text:p text:style-name="Text_20_body"><text:span text:style-name="Fonte_20_parág._20_padrão"><text:span text:style-name="T4">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et al., 2015). No ano de 1991, quando completou 70 anos, foi aposentada compulsoriamente como Pesquisadora Titular do CBPF e, em seguida, recebeu o título de pesquisadora emérita da CBPF, o que lhe permitiu continuar pesquisando até o ano de 1995 (SAITOVICH et al., 2015). Ademais Elisa Frota-Pessôa faleceu em 2018, ainda no Rio de Janeiro, vítima de um quadro de pneumonia.</text:span></text:span></text:p>
      <text:p text:style-name="Text_20_body"><text:soft-page-break/><text:span text:style-name="Fonte_20_parág._20_padrão"><text:span text:style-name="T4">Atualmente existem algumas mulheres físicas que se destacam no Brasil. Segundo o </text:span></text:span><text:span text:style-name="Fonte_20_parág._20_padrão"><text:span text:style-name="T6">Porvir inovações na educação</text:span></text:span><text:span text:style-name="Ref._20_de_20_nota_20_de_20_rodapé"><text:span text:style-name="T6"><text:note text:id="ftn3" text:note-class="footnote"><text:note-citation>3</text:note-citation><text:note-body><text:p text:style-name="Footnote">https://<text:span text:style-name="Fonte_20_parág._20_padrão"><text:span text:style-name="T45">porvir.org/23-cientistas-brasileiras-que-todos-precisam-conhecer/</text:span></text:span></text:p></text:note-body></text:note></text:span></text:span><text:span text:style-name="Fonte_20_parág._20_padrão"><text:span text:style-name="T4"> são elas: Débora Peres Menezes e Márcia Cristina Bernardes Barbosa. (</text:span></text:span><text:span text:style-name="T47">D’MASCHIO</text:span><text:span text:style-name="Fonte_20_parág._20_padrão"><text:span text:style-name="T48"> &amp; SILVA</text:span></text:span><text:span text:style-name="Fonte_20_parág._20_padrão"><text:span text:style-name="T4">, 2022)</text:span></text:span></text:p>
      <text:p text:style-name="Text_20_body"><text:span text:style-name="Fonte_20_parág._20_padrão"><text:span text:style-name="T4">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22">Outra figura feminina brasileira influente nos dias atuais é Márcia Barbosa, 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HZ; MACHADO, 2020). Atualmente Márcia é:</text:p>
      <text:p text:style-name="P22"/>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52">p.298,</text:span> 2020).</text:p>
      <text:p text:style-name="ABNT-corpo_20_de_20_texto"><text:span text:style-name="Fonte_20_parág._20_padrão"><text:span text:style-name="T7"/></text:span></text:p>
      <text:p text:style-name="ABNT-corpo_20_de_20_texto"><text:span text:style-name="Fonte_20_parág._20_padrão"><text:span text:style-name="T7">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8">Commissariat à l’énergie atomique et aux énergies alternatives</text:span></text:span><text:span text:style-name="Fonte_20_parág._20_padrão"><text:span text:style-name="T7"> (CEA, França), com dois pós-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text:span></text:span><text:soft-page-break/><text:span text:style-name="Fonte_20_parág._20_padrão"><text:span text:style-name="T7">Atualmente, coordena os programas de Extensão "Meninas na Ciência" e "Lugar de Mulher" e é editora Chefe do Journal Paper in Physics. (LATTES, 2022).</text:span></text:span></text:p>
      <text:p text:style-name="P22">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Text_20_body"><text:span text:style-name="Fonte_20_parág._20_padrão"><text:span text:style-name="T4">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4"><text:tab/>Este trabalho optou por fazer uma revisão sistemática da literatura, cuja abordagem será de cunho qualitativo descritivo. Para Silva e Menezes (2005) a pesquisa qualitativa é definida como:</text:span></text:span></text:p>
      <text:p text:style-name="P3"><text:span text:style-name="Fonte_20_parág._20_padrão"><text:span text:style-name="T4"/></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4"/></text:span></text:p>
      <text:p text:style-name="Text_20_body"><text:span text:style-name="Fonte_20_parág._20_padrão"><text:span text:style-name="T4">Outros autores como </text:span></text:span><text:span text:style-name="Fonte_20_parág._20_padrão"><text:span text:style-name="T42">Martins (2004)</text:span></text:span><text:span text:style-name="Fonte_20_parág._20_padrão"><text:span text:style-name="T4"> tratam a pesquisa qualitativa como:</text:span></text:span></text:p>
      <text:p text:style-name="Text_20_body"><text:span text:style-name="Fonte_20_parág._20_padrão"><text:span text:style-name="T4"/></text:span></text:p>
      <text:p text:style-name="Quotations"><text:span text:style-name="Fonte_20_parág._20_padrão"><text:span text:style-name="T4">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9">.</text:span></text:span></text:p>
      <text:p text:style-name="Text_20_body"/>
      <text:p text:style-name="P22">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P22"/>
      <text:p text:style-name="Quotations"><text:span text:style-name="Fonte_20_parág._20_padrão"><text:span text:style-name="T4">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text:p>
      <text:p text:style-name="Text_20_body"><text:span text:style-name="Fonte_20_parág._20_padrão"><text:span text:style-name="T4"/></text:span></text:p>
      <text:p text:style-name="Text_20_body"><text:span text:style-name="Fonte_20_parág._20_padrão"><text:span text:style-name="T4">A pesquisa qualitativa é muito relevante para que possamos estudar as relações sociais devido à pluralização das esferas de vida. </text:span></text:span>E também<text:span text:style-name="Fonte_20_parág._20_padrão"><text:span text:style-name="T4">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22">Em vista disso, esta pesquisa é caracterizada como bibliográfica, cujo objetivo é o aprimoramento e o melhoramento do conhecimento por meio de averiguação de <text:soft-page-break/>obras científicas já publicadas (SOUSA; OLIVEIRA <text:span text:style-name="T52">&amp; </text:span>ALVES, 2021). Andrade (2010 apud SOUSA; OLIVEIRA <text:span text:style-name="T52">&amp; </text:span>ALVES, 2021) define a pesquisa bibliográfica como sendo:</text:p>
      <text:p text:style-name="P22"/>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apud SOUSA; OLIVEIRA; ALVES, 2021, p. 65).</text:p>
      <text:p text:style-name="P22"/>
      <text:p text:style-name="P22">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4">Para encontrar os trabalhos, foram usadas as seguintes palavras-chaves: “mulher”, “gênero”, “mulheres na física”</text:span></text:span><text:span text:style-name="Fonte_20_parág._20_padrão"><text:span text:style-name="T78">, </text:span></text:span><text:span text:style-name="Fonte_20_parág._20_padrão"><text:span text:style-name="T24">ressalva para o termo </text:span></text:span><text:span text:style-name="Fonte_20_parág._20_padrão"><text:span text:style-name="T25">“Mulheres na física” <text:s/></text:span></text:span><text:span text:style-name="Fonte_20_parág._20_padrão"><text:span text:style-name="T24">onde foi obtido</text:span></text:span><text:span text:style-name="Fonte_20_parág._20_padrão"><text:span text:style-name="T25"> mais de 690 </text:span></text:span><text:span text:style-name="Fonte_20_parág._20_padrão"><text:span text:style-name="T24">trabalhos no SNEF</text:span></text:span><text:span text:style-name="Fonte_20_parág._20_padrão"><text:span text:style-name="T25">, </text:span></text:span><text:span text:style-name="Fonte_20_parág._20_padrão"><text:span text:style-name="T24">tal comportamento se deve ao fato do buscador separar os termos pesquisados, pesquisando por “mulheres” ou “física”, e</text:span></text:span><text:span text:style-name="Fonte_20_parág._20_padrão"><text:span text:style-name="T25">ntão </text:span></text:span><text:span text:style-name="Fonte_20_parág._20_padrão"><text:span text:style-name="T24">não faria sentido utilizar essa palavra-chave. A</text:span></text:span><text:span text:style-name="Fonte_20_parág._20_padrão"><text:span text:style-name="T4"> análise deste trabalho fundamenta-se numa perspectiva qualitativa, que visa a análise intrínseca dos resumos catalogados e ordenados, em virtude da identificação de possíveis problemáticas em torno do cerne da pesquisa.</text:span></text:span></text:p>
      <text:p text:style-name="Text_20_body"><text:span text:style-name="Fonte_20_parág._20_padrão"><text:span text:style-name="T4">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3">cinco</text:span></text:span><text:span text:style-name="Fonte_20_parág._20_padrão"><text:span text:style-name="T4"> categorias: “Levantamento de </text:span></text:span><text:span text:style-name="Fonte_20_parág._20_padrão"><text:span text:style-name="T22">concepções</text:span></text:span><text:span text:style-name="Fonte_20_parág._20_padrão"><text:span text:style-name="T4">” – </text:span></text:span><text:span text:style-name="Fonte_20_parág._20_padrão"><text:span text:style-name="T23">LC;</text:span></text:span><text:span text:style-name="Fonte_20_parág._20_padrão"><text:span text:style-name="T4"> “</text:span></text:span><text:span text:style-name="Fonte_20_parág._20_padrão"><text:span text:style-name="T23">Levantamento de dados” – LD;</text:span></text:span><text:span text:style-name="Fonte_20_parág._20_padrão"><text:span text:style-name="T4"> “Análise/Revisões da área” – </text:span></text:span><text:span text:style-name="Fonte_20_parág._20_padrão"><text:span text:style-name="T23">AR;</text:span></text:span><text:span text:style-name="Fonte_20_parág._20_padrão"><text:span text:style-name="T4"> “Personalidades da Física” - </text:span></text:span><text:span text:style-name="Fonte_20_parág._20_padrão"><text:span text:style-name="T23">P</text:span></text:span><text:span text:style-name="Fonte_20_parág._20_padrão"><text:span text:style-name="T44">F</text:span></text:span><text:span text:style-name="Fonte_20_parág._20_padrão"><text:span text:style-name="T4"> e “Projetos/Propostas de intervenção” - </text:span></text:span><text:span text:style-name="Fonte_20_parág._20_padrão"><text:span text:style-name="T23">PP</text:span></text:span><text:span text:style-name="Fonte_20_parág._20_padrão"><text:span text:style-name="T4">. </text:span></text:span></text:p>
      <text:p text:style-name="P56"><text:span text:style-name="Fonte_20_parág._20_padrão"><text:span text:style-name="T26">A categoria Levantamento de concepções (LC) consistem de pesquisas que procuram saber a opinião de outras pessoas sobre as mulheres na Física, seja de licenciandos, estudantes ou até mesmo professores. Um exemplar dessa categoria </text:span></text:span><text:soft-page-break/><text:span text:style-name="Fonte_20_parág._20_padrão"><text:span text:style-name="T26">seria o trabalho intitulado Investigando a compreensão conceitual em física de alunos do ensino médio e o surgimento da “lacuna de gênero” (DETONI, 2021).</text:span></text:span></text:p>
      <text:p text:style-name="P57"><text:span text:style-name="Fonte_20_parág._20_padrão"><text:span text:style-name="T4">A título de exemplo </text:span></text:span><text:span text:style-name="Fonte_20_parág._20_padrão"><text:span text:style-name="T26">do grupo LD </text:span></text:span><text:span text:style-name="Fonte_20_parág._20_padrão"><text:span text:style-name="T4">podemos tomar o trabalho </text:span></text:span><text:span text:style-name="Fonte_20_parág._20_padrão"><text:span text:style-name="T5">A f</text:span></text:span><text:span text:style-name="Fonte_20_parág._20_padrão"><text:span text:style-name="T4">ísica da UFSC em números: evasão e gênero (MENEZES </text:span></text:span><text:span text:style-name="Fonte_20_parág._20_padrão"><text:span text:style-name="T27">et al</text:span></text:span><text:span text:style-name="Fonte_20_parág._20_padrão"><text:span text:style-name="T4">, 2017) que basicamente se debruça em dados </text:span></text:span><text:span text:style-name="Fonte_20_parág._20_padrão"><text:span text:style-name="T27">relativos aos números de ingressantes e concluintes dos cursos de licenciatura, bacharelado, mestrado e doutorado em física da UFSC, entre 1988 e 2017</text:span></text:span><text:span text:style-name="Fonte_20_parág._20_padrão"><text:span text:style-name="T4">.</text:span></text:span></text:p>
      <text:p text:style-name="P58"><text:span text:style-name="Fonte_20_parág._20_padrão"><text:span text:style-name="T4">No grupo de Análise/Revisões estão os artigos que fazem revisões bibliográficas, análises de outros trabalhos ou dissertam sobre alguma temática dentro das questões de gênero e mulheres na Física, sendo </text:span></text:span><text:span text:style-name="Fonte_20_parág._20_padrão"><text:span text:style-name="T28">uma boa amostra</text:span></text:span><text:span text:style-name="Fonte_20_parág._20_padrão"><text:span text:style-name="T4"> dessa categoria o </text:span></text:span><text:span text:style-name="Fonte_20_parág._20_padrão"><text:span text:style-name="T28">artigo A invisibilidade das mulheres enquanto trabalhadoras nas questões de física do enem 2015 (VICENTE &amp; KILNER, 2019).</text:span></text:span></text:p>
      <text:p text:style-name="P56"><text:span text:style-name="Fonte_20_parág._20_padrão"><text:span text:style-name="T4">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 </text:span></text:span><text:span text:style-name="Fonte_20_parág._20_padrão"><text:span text:style-name="T15">&amp; </text:span></text:span><text:span text:style-name="Fonte_20_parág._20_padrão"><text:span text:style-name="T4">SILVA, 2019) que trata das contribuições da sino-estadunidense para a física experimental, sendo considerada uma das maiores cientistas do Século XX.</text:span></text:span></text:p>
      <text:p text:style-name="P56"><text:span text:style-name="Fonte_20_parág._20_padrão"><text:span text:style-name="T4">Finalmente, na categoria de “Projetos/Propostas de intervenção” estão aqueles trabalhos que visam evidenciar projetos que já existam, ou até mesmo trazer novas propostas de projetos que incentivem mulheres a seguir carreiras ligadas as ciências, principalmente a Física.</text:span></text:span></text:p>
      <text:p text:style-name="Text_20_body"><text:span text:style-name="Fonte_20_parág._20_padrão"><text:span text:style-name="T26">Uma vez</text:span></text:span><text:span text:style-name="Fonte_20_parág._20_padrão"><text:span text:style-name="T4"> realizada a separação dentro dessas categorias, foi-se necessário montar um quadro comparativo para visualização dos dados obtidos e como os trabalhos se distribuem dentro das categorias, facilitando a interpretação desses dados e como eles podem se relacionar com o contexto a ser analisado.</text:span></text:span></text:p>
      <text:p text:style-name="P60"><text:span text:style-name="Fonte_20_parág._20_padrão"><text:span text:style-name="T29">Após a categorização de</text:span></text:span><text:span text:style-name="Fonte_20_parág._20_padrão"><text:span text:style-name="T30"> cada artigo foi criad</text:span></text:span><text:span text:style-name="Fonte_20_parág._20_padrão"><text:span text:style-name="T29">o</text:span></text:span><text:span text:style-name="Fonte_20_parág._20_padrão"><text:span text:style-name="T30"> </text:span></text:span><text:span text:style-name="Fonte_20_parág._20_padrão"><text:span text:style-name="T31">quadros </text:span></text:span><text:span text:style-name="Fonte_20_parág._20_padrão"><text:span text:style-name="T30">contendo </text:span></text:span><text:span text:style-name="Fonte_20_parág._20_padrão"><text:span text:style-name="T29">título do trabalho, autores, instituição, ano e categoria para o </text:span></text:span><text:span text:style-name="Fonte_20_parág._20_padrão"><text:span text:style-name="T31">SNEF, CDBF e <text:s/>RBEF </text:span></text:span><text:span text:style-name="Fonte_20_parág._20_padrão"><text:span text:style-name="T29">(Quadros 1, 2 e 3). Logo em seguida</text:span></text:span><text:span text:style-name="Fonte_20_parág._20_padrão"><text:span text:style-name="T31"> foi possível </text:span></text:span><text:span text:style-name="Fonte_20_parág._20_padrão"><text:span text:style-name="T32">realiza</text:span></text:span><text:span text:style-name="Fonte_20_parág._20_padrão"><text:span text:style-name="T31">r</text:span></text:span><text:span text:style-name="Fonte_20_parág._20_padrão"><text:span text:style-name="T32"> algumas análises importantes: </text:span></text:span><text:span text:style-name="Fonte_20_parág._20_padrão"><text:span text:style-name="T29">q</text:span></text:span><text:span text:style-name="Fonte_20_parág._20_padrão"><text:span text:style-name="T32">uantidade de trabalhos publicados ao decorrer dos anos; </text:span></text:span><text:span text:style-name="Fonte_20_parág._20_padrão"><text:span text:style-name="T29">t</text:span></text:span><text:span text:style-name="Fonte_20_parág._20_padrão"><text:span text:style-name="T33">rabalhos publicados de acordo com as categorias definidas; </text:span></text:span><text:span text:style-name="Fonte_20_parág._20_padrão"><text:span text:style-name="T29">d</text:span></text:span><text:span text:style-name="Fonte_20_parág._20_padrão"><text:span text:style-name="T33">istribuição dos trabalhos publicados de acordo com a região do país </text:span></text:span><text:span text:style-name="Fonte_20_parág._20_padrão"><text:span text:style-name="T31">e a d</text:span></text:span><text:span text:style-name="Fonte_20_parág._20_padrão"><text:span text:style-name="T33">istribuição de trabalhos de acordo com as categorias definidas e veículos estudados. </text:span></text:span><text:span text:style-name="Fonte_20_parág._20_padrão"><text:span text:style-name="T31">Essas análises foram expostas em formas de gráficos, </text:span></text:span><text:span text:style-name="Fonte_20_parág._20_padrão"><text:span text:style-name="T29">que serviram de ponto de partida para análises mais profundas explicadas na próxima seção.</text:span></text:span></text:p>
      <text:h text:style-name="P73" text:outline-level="1"><text:bookmark-start text:name="__RefHeading___Toc2863_1824452947"/>Resultados obtidos<text:bookmark-end text:name="__RefHeading___Toc2863_1824452947"/></text:h>
      <text:p text:style-name="P3"><text:tab/><text:span text:style-name="T54">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23">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13">Título</text:p>
          </table:table-cell>
          <table:table-cell table:style-name="Tabela2.A1" office:value-type="string">
            <text:p text:style-name="P13">Autores</text:p>
          </table:table-cell>
          <table:table-cell table:style-name="Tabela2.A1" office:value-type="string">
            <text:p text:style-name="P14">Instituição</text:p>
          </table:table-cell>
          <table:table-cell table:style-name="Tabela2.A1" office:value-type="string">
            <text:p text:style-name="P14">Ano</text:p>
          </table:table-cell>
          <table:table-cell table:style-name="Tabela2.E1" office:value-type="string">
            <text:p text:style-name="P13">Categoria</text:p>
          </table:table-cell>
        </table:table-row>
        <table:table-row table:style-name="Tabela2.1">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45"><text:s/>Menezes</text:span></text:span></text:p>
          </table:table-cell>
          <table:table-cell table:style-name="Tabela2.A2" office:value-type="string">
            <text:p text:style-name="P39">UFSC</text:p>
          </table:table-cell>
          <table:table-cell table:style-name="Tabela2.A2" office:value-type="string">
            <text:p text:style-name="P24">2017</text:p>
          </table:table-cell>
          <table:table-cell table:style-name="Tabela2.E2" office:value-type="string">
            <text:p text:style-name="P41">LC</text:p>
          </table:table-cell>
        </table:table-row>
        <table:table-row table:style-name="Tabela2.1">
          <table:table-cell table:style-name="Tabela2.A2" office:value-type="string">
            <text:p text:style-name="Table_20_Contents"><text:span text:style-name="Fonte_20_parág._20_padrão"><text:span text:style-name="T45">A f</text:span></text:span>ísica da UFSC em números: evasão e gênero</text:p>
          </table:table-cell>
          <table:table-cell table:style-name="Tabela2.A2" office:value-type="string">
            <text:p text:style-name="Table_20_Contents">Débora <text:s/>Menezes <text:span text:style-name="T61">et al</text:span><text:span text:style-name="T59">.</text:span> </text:p>
          </table:table-cell>
          <table:table-cell table:style-name="Tabela2.A2" office:value-type="string">
            <text:p text:style-name="P39">UFSC</text:p>
          </table:table-cell>
          <table:table-cell table:style-name="Tabela2.A2" office:value-type="string">
            <text:p text:style-name="Table_20_Contents">2018</text:p>
          </table:table-cell>
          <table:table-cell table:style-name="Tabela2.E2" office:value-type="string">
            <text:p text:style-name="P42">LD</text:p>
          </table:table-cell>
        </table:table-row>
        <table:table-row table:style-name="Tabela2.4">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39">UFRGS</text:p>
          </table:table-cell>
          <table:table-cell table:style-name="Tabela2.A2" office:value-type="string">
            <text:p text:style-name="Table_20_Contents">2017</text:p>
          </table:table-cell>
          <table:table-cell table:style-name="Tabela2.E2" office:value-type="string">
            <text:p text:style-name="P42">AR</text:p>
          </table:table-cell>
        </table:table-row>
        <table:table-row table:style-name="Tabela2.1">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39">UFBA</text:p>
          </table:table-cell>
          <table:table-cell table:style-name="Tabela2.A2" office:value-type="string">
            <text:p text:style-name="Table_20_Contents">2019</text:p>
          </table:table-cell>
          <table:table-cell table:style-name="Tabela2.E2" office:value-type="string">
            <text:p text:style-name="P42">P<text:span text:style-name="T92">F</text:span></text:p>
          </table:table-cell>
        </table:table-row>
        <table:table-row table:style-name="Tabela2.1">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39">UFSC</text:p>
          </table:table-cell>
          <table:table-cell table:style-name="Tabela2.A2" office:value-type="string">
            <text:p text:style-name="Table_20_Contents">2021</text:p>
          </table:table-cell>
          <table:table-cell table:style-name="Tabela2.E2" office:value-type="string">
            <text:p text:style-name="P42">P<text:span text:style-name="T92">F</text:span></text:p>
          </table:table-cell>
        </table:table-row>
        <table:table-row table:style-name="Tabela2.1">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39">UFBA</text:p>
          </table:table-cell>
          <table:table-cell table:style-name="Tabela2.A2" office:value-type="string">
            <text:p text:style-name="Table_20_Contents">2020</text:p>
          </table:table-cell>
          <table:table-cell table:style-name="Tabela2.E2" office:value-type="string">
            <text:p text:style-name="P42">AR</text:p>
          </table:table-cell>
        </table:table-row>
      </table:table>
      <text:p text:style-name="Fonte">Fonte: Autor.</text:p>
      <text:p text:style-name="Text_20_body"/>
      <text:p text:style-name="P40">No Quadro 2 se e<text:span text:style-name="T55">n</text:span>contra<text:span text:style-name="T55">m os resultados do levantamento realizado na Revista Brasileira de Ensino de Física:</text:span></text:p>
      <text:p text:style-name="P31"/>
      <text:p text:style-name="P32"><text:soft-page-break/>Quadro <text:span text:style-name="T56">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office:value-type="string">
            <text:p text:style-name="P15">Título</text:p>
          </table:table-cell>
          <table:table-cell table:style-name="Tabela6.A1" office:value-type="string">
            <text:p text:style-name="P15">Autores</text:p>
          </table:table-cell>
          <table:table-cell table:style-name="Tabela6.A1" office:value-type="string">
            <text:p text:style-name="P16">Instituição</text:p>
          </table:table-cell>
          <table:table-cell table:style-name="Tabela6.A1" office:value-type="string">
            <text:p text:style-name="P15">Ano </text:p>
          </table:table-cell>
          <table:table-cell table:style-name="Tabela6.E1" office:value-type="string">
            <text:p text:style-name="P15">Categoria</text:p>
          </table:table-cell>
        </table:table-row>
        <table:table-row table:style-name="Tabela6.1">
          <table:table-cell table:style-name="Tabela6.A2" office:value-type="string">
            <text:p text:style-name="P33">Investigando a compreensão conceitual em física de alunos do ensino médio e o surgimento da “lacuna de gênero”</text:p>
          </table:table-cell>
          <table:table-cell table:style-name="Tabela6.A2" office:value-type="string">
            <text:p text:style-name="P25">Hugo Detoni</text:p>
          </table:table-cell>
          <table:table-cell table:style-name="Tabela6.A2" office:value-type="string">
            <text:p text:style-name="P26">IFRJ</text:p>
          </table:table-cell>
          <table:table-cell table:style-name="Tabela6.A2" office:value-type="string">
            <text:p text:style-name="P33">2021</text:p>
          </table:table-cell>
          <table:table-cell table:style-name="Tabela6.E2" office:value-type="string">
            <text:p text:style-name="P36"><text:s/><text:span text:style-name="T55">LC</text:span></text:p>
          </table:table-cell>
        </table:table-row>
        <table:table-row table:style-name="Tabela6.1">
          <table:table-cell table:style-name="Tabela6.A2" office:value-type="string">
            <text:p text:style-name="P33">Tem Menina no Circuito: dados e resultados após cinco anos de funcionamento</text:p>
          </table:table-cell>
          <table:table-cell table:style-name="Tabela6.A2" office:value-type="string">
            <text:p text:style-name="P33">Gabriella Silva<text:span text:style-name="T60"> </text:span><text:span text:style-name="T62">et al.</text:span></text:p>
          </table:table-cell>
          <table:table-cell table:style-name="Tabela6.A2" office:value-type="string">
            <text:p text:style-name="P43">UFRJ</text:p>
          </table:table-cell>
          <table:table-cell table:style-name="Tabela6.A2" office:value-type="string">
            <text:p text:style-name="P33">2020</text:p>
          </table:table-cell>
          <table:table-cell table:style-name="Tabela6.E2" office:value-type="string">
            <text:p text:style-name="P43">PP</text:p>
          </table:table-cell>
        </table:table-row>
        <table:table-row table:style-name="Tabela6.1">
          <table:table-cell table:style-name="Tabela6.A2" office:value-type="string">
            <text:p text:style-name="P33">Teorema de Emmy Nöther, 100 anos: Alegoria da Misoginia em Ciência</text:p>
          </table:table-cell>
          <table:table-cell table:style-name="Tabela6.A2" office:value-type="string">
            <text:p text:style-name="P33">Roberta Areas, Marcia <text:s/>Barbosa, Ademir <text:s/>Santana</text:p>
          </table:table-cell>
          <table:table-cell table:style-name="Tabela6.A2" office:value-type="string">
            <text:p text:style-name="P43">UFRGS</text:p>
          </table:table-cell>
          <table:table-cell table:style-name="Tabela6.A2" office:value-type="string">
            <text:p text:style-name="P33">2019</text:p>
          </table:table-cell>
          <table:table-cell table:style-name="Tabela6.E2" office:value-type="string">
            <text:p text:style-name="P43">P<text:span text:style-name="T93">F</text:span></text:p>
          </table:table-cell>
        </table:table-row>
        <table:table-row table:style-name="Tabela6.1">
          <table:table-cell table:style-name="Tabela6.A2" office:value-type="string">
            <text:p text:style-name="P33">O papel de Cecilia Payne na determinação da composição estelar</text:p>
          </table:table-cell>
          <table:table-cell table:style-name="Tabela6.A2" office:value-type="string">
            <text:p text:style-name="P33">Patrese Vieira, Neusa <text:s/>Massoni, Alan <text:s/>Brito</text:p>
          </table:table-cell>
          <table:table-cell table:style-name="Tabela6.A2" office:value-type="string">
            <text:p text:style-name="P43">IFRS</text:p>
          </table:table-cell>
          <table:table-cell table:style-name="Tabela6.A2" office:value-type="string">
            <text:p text:style-name="P33">2021</text:p>
          </table:table-cell>
          <table:table-cell table:style-name="Tabela6.E2" office:value-type="string">
            <text:p text:style-name="P43">P<text:span text:style-name="T93">F</text:span></text:p>
          </table:table-cell>
        </table:table-row>
        <table:table-row table:style-name="Tabela6.1">
          <table:table-cell table:style-name="Tabela6.A2" office:value-type="string">
            <text:p text:style-name="P33">O professor de Física na escola pública estadual brasileira: desigualdades reveladas pelo Censo escolar de 2018</text:p>
          </table:table-cell>
          <table:table-cell table:style-name="Tabela6.A2" office:value-type="string">
            <text:p text:style-name="P33">Matheus <text:s/>Nascimento</text:p>
          </table:table-cell>
          <table:table-cell table:style-name="Tabela6.A2" office:value-type="string">
            <text:p text:style-name="P43">UFRGS</text:p>
          </table:table-cell>
          <table:table-cell table:style-name="Tabela6.A2" office:value-type="string">
            <text:p text:style-name="P33">2020</text:p>
          </table:table-cell>
          <table:table-cell table:style-name="Tabela6.E2" office:value-type="string">
            <text:p text:style-name="P43">LD</text:p>
          </table:table-cell>
        </table:table-row>
        <table:table-row table:style-name="Tabela6.1">
          <table:table-cell table:style-name="Tabela6.A2" office:value-type="string">
            <text:p text:style-name="P33">O experimento WS de 1950 e as suas implicações para a segunda revolução da mecânica quântica</text:p>
          </table:table-cell>
          <table:table-cell table:style-name="Tabela6.A2" office:value-type="string">
            <text:p text:style-name="P33">Angevaldo <text:s text:c="2"/>Filho, Indianara Silva</text:p>
          </table:table-cell>
          <table:table-cell table:style-name="Tabela6.A2" office:value-type="string">
            <text:p text:style-name="P43">UFBA</text:p>
          </table:table-cell>
          <table:table-cell table:style-name="Tabela6.A2" office:value-type="string">
            <text:p text:style-name="P33">2019</text:p>
          </table:table-cell>
          <table:table-cell table:style-name="Tabela6.E2" office:value-type="string">
            <text:p text:style-name="P43">P<text:span text:style-name="T93">F</text:span></text:p>
          </table:table-cell>
        </table:table-row>
      </table:table>
      <text:p text:style-name="P31">Fonte: Autor.</text:p>
      <text:p text:style-name="Text_20_body"/>
      <text:p text:style-name="P44">No caso do Simpósio Nacional de Ensino de Física, os resultados foram agrupados por ano: 2017, 2019 e 2021: </text:p>
      <text:p text:style-name="Text_20_body"/>
      <text:p text:style-name="P23"><text:soft-page-break/>Quadro <text:span text:style-name="T56">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3">Título</text:p>
          </table:table-cell>
          <table:table-cell table:style-name="Tabela3.A1" office:value-type="string">
            <text:p text:style-name="P13">Autores</text:p>
          </table:table-cell>
          <table:table-cell table:style-name="Tabela3.A1" office:value-type="string">
            <text:p text:style-name="P16">Instituição</text:p>
          </table:table-cell>
          <table:table-cell table:style-name="Tabela3.D1" office:value-type="string">
            <text:p text:style-name="P13">Categoria</text:p>
          </table:table-cell>
        </table:table-row>
        <table:table-row table:style-name="Tabela3.1">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46">USP</text:p>
          </table:table-cell>
          <table:table-cell table:style-name="Tabela3.D2" office:value-type="string">
            <text:p text:style-name="P45">LD</text:p>
          </table:table-cell>
        </table:table-row>
        <table:table-row table:style-name="Tabela3.1">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62">et al.</text:span></text:p>
          </table:table-cell>
          <table:table-cell table:style-name="Tabela3.A2" office:value-type="string">
            <text:p text:style-name="P46">UFBA</text:p>
          </table:table-cell>
          <table:table-cell table:style-name="Tabela3.D2" office:value-type="string">
            <text:p text:style-name="P45">P<text:span text:style-name="T93">F</text:span></text:p>
          </table:table-cell>
        </table:table-row>
        <table:table-row table:style-name="Tabela3.1">
          <table:table-cell table:style-name="Tabela3.A2" office:value-type="string">
            <text:p text:style-name="Table_20_Contents"><text:span text:style-name="T56">O</text:span> que penso sobre a disciplina física e a escolha da carreira profissional: recorte de gênero e étnico-racial</text:p>
          </table:table-cell>
          <table:table-cell table:style-name="Tabela3.A2" office:value-type="string">
            <text:p text:style-name="Table_20_Contents">Milena <text:span text:style-name="T64">de</text:span> Souza, Carolina Souza</text:p>
          </table:table-cell>
          <table:table-cell table:style-name="Tabela3.A2" office:value-type="string">
            <text:p text:style-name="P46">UFSCAR</text:p>
          </table:table-cell>
          <table:table-cell table:style-name="Tabela3.D2" office:value-type="string">
            <text:p text:style-name="Quadro">LC</text:p>
          </table:table-cell>
        </table:table-row>
        <table:table-row table:style-name="Tabela3.1">
          <table:table-cell table:style-name="Tabela3.A2" office:value-type="string">
            <text:p text:style-name="Table_20_Contents"><text:span text:style-name="T56">M</text:span>eninas experimentando a física: uma abordagem de conceitos físicos</text:p>
          </table:table-cell>
          <table:table-cell table:style-name="Tabela3.A2" office:value-type="string">
            <text:p text:style-name="Table_20_Contents">Paula Orofino <text:span text:style-name="T59">et al.</text:span></text:p>
          </table:table-cell>
          <table:table-cell table:style-name="Tabela3.A2" office:value-type="string">
            <text:p text:style-name="P46">UFMS</text:p>
          </table:table-cell>
          <table:table-cell table:style-name="Tabela3.D2" office:value-type="string">
            <text:p text:style-name="P55">AR</text:p>
          </table:table-cell>
        </table:table-row>
        <table:table-row table:style-name="Tabela3.1">
          <table:table-cell table:style-name="Tabela3.A2" office:value-type="string">
            <text:p text:style-name="Table_20_Contents">Participação de mulheres na ciência: explorando opiniões de docentes universitários de física do Rio de Janeiro</text:p>
          </table:table-cell>
          <table:table-cell table:style-name="Tabela3.A2" office:value-type="string">
            <text:p text:style-name="Table_20_Contents">Daniel Silva, Andreia Guerra, Cristian<text:span text:style-name="T64">o</text:span> Moura</text:p>
          </table:table-cell>
          <table:table-cell table:style-name="Tabela3.A2" office:value-type="string">
            <text:p text:style-name="P46">CEFET</text:p>
          </table:table-cell>
          <table:table-cell table:style-name="Tabela3.D2" office:value-type="string">
            <text:p text:style-name="P37"><text:s/><text:span text:style-name="T56">LC</text:span></text:p>
            <text:p text:style-name="Standard"/>
          </table:table-cell>
        </table:table-row>
        <table:table-row table:style-name="Tabela3.1">
          <table:table-cell table:style-name="Tabela3.A2" office:value-type="string">
            <text:p text:style-name="Table_20_Contents">Uma revi<text:span text:style-name="T56">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46">UFC<text:span text:style-name="T83">G</text:span></text:p>
          </table:table-cell>
          <table:table-cell table:style-name="Tabela3.D2" office:value-type="string">
            <text:p text:style-name="P47">AR</text:p>
          </table:table-cell>
        </table:table-row>
        <table:table-row table:style-name="Tabela3.1">
          <table:table-cell table:style-name="Tabela3.A2" office:value-type="string">
            <text:p text:style-name="Table_20_Contents">Mulheres na física: um estudo sobre os ingressos e egressos de mulheres na <text:span text:style-name="T56">UFSCAR</text:span></text:p>
          </table:table-cell>
          <table:table-cell table:style-name="Tabela3.A2" office:value-type="string">
            <text:p text:style-name="Table_20_Contents">Renan Souza, Carolina Souza</text:p>
          </table:table-cell>
          <table:table-cell table:style-name="Tabela3.A2" office:value-type="string">
            <text:p text:style-name="P46">UFSCAR</text:p>
          </table:table-cell>
          <table:table-cell table:style-name="Tabela3.D2" office:value-type="string">
            <text:p text:style-name="P47">LD</text:p>
          </table:table-cell>
        </table:table-row>
      </table:table>
      <text:p text:style-name="Fonte">Fonte: Autor.</text:p>
      <text:p text:style-name="ABNT-corpo_20_de_20_texto"/>
      <text:p text:style-name="P23">Quadro <text:span text:style-name="T65">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3">Título</text:p>
          </table:table-cell>
          <table:table-cell table:style-name="Tabela4.A1" office:value-type="string">
            <text:p text:style-name="P13">Autores</text:p>
          </table:table-cell>
          <table:table-cell table:style-name="Tabela4.A1" office:value-type="string">
            <text:p text:style-name="P17">Instituição</text:p>
          </table:table-cell>
          <table:table-cell table:style-name="Tabela4.D1" office:value-type="string">
            <text:p text:style-name="P13">Categoria</text:p>
          </table:table-cell>
        </table:table-row>
        <table:table-row table:style-name="Tabela4.1">
          <table:table-cell table:style-name="Tabela4.A2" office:value-type="string">
            <text:p text:style-name="Table_20_Contents">A invisibilidade das mulheres enquanto trabalhadoras nas questões de física do enem 2015</text:p>
          </table:table-cell>
          <table:table-cell table:style-name="Tabela4.A2" office:value-type="string">
            <text:p text:style-name="P24">Viviana Vicente, Gustavo Killner</text:p>
          </table:table-cell>
          <table:table-cell table:style-name="Tabela4.A2" office:value-type="string">
            <text:p text:style-name="P48">IFSP</text:p>
          </table:table-cell>
          <table:table-cell table:style-name="Tabela4.D2" office:value-type="string">
            <text:p text:style-name="P49">AR</text:p>
          </table:table-cell>
        </table:table-row>
        <table:table-row table:style-name="Tabela4.1">
          <table:table-cell table:style-name="Tabela4.A2" office:value-type="string">
            <text:p text:style-name="Table_20_Contents">Tem menina no circuito</text:p>
          </table:table-cell>
          <table:table-cell table:style-name="Tabela4.A2" office:value-type="string">
            <text:p text:style-name="Table_20_Contents">Gabriella Silva <text:span text:style-name="T59">et al</text:span></text:p>
          </table:table-cell>
          <table:table-cell table:style-name="Tabela4.A2" office:value-type="string">
            <text:p text:style-name="P48">UFRJ</text:p>
          </table:table-cell>
          <table:table-cell table:style-name="Tabela4.D2" office:value-type="string">
            <text:p text:style-name="P49">PP</text:p>
          </table:table-cell>
        </table:table-row>
        <table:table-row table:style-name="Tabela4.1">
          <table:table-cell table:style-name="Tabela4.A2" office:value-type="string">
            <text:p text:style-name="Table_20_Contents">Mulheres cientistas em filmes de ficção: implicações para o ingresso de meninas nas carreiras científicas</text:p>
          </table:table-cell>
          <table:table-cell table:style-name="Tabela4.A2" office:value-type="string">
            <text:p text:style-name="Table_20_Contents">Gabriella Lima, Anne Quiangala, Vanessa Carvalho</text:p>
          </table:table-cell>
          <table:table-cell table:style-name="Tabela4.A2" office:value-type="string">
            <text:p text:style-name="P48">UNB</text:p>
          </table:table-cell>
          <table:table-cell table:style-name="Tabela4.D2" office:value-type="string">
            <text:p text:style-name="P49">AR</text:p>
          </table:table-cell>
        </table:table-row>
        <table:table-row table:style-name="Tabela4.1">
          <table:table-cell table:style-name="Tabela4.A2" office:value-type="string">
            <text:p text:style-name="Table_20_Contents">Ciência é coisa de menina? Uma análise sobre trajetória acadêmica e gênero</text:p>
          </table:table-cell>
          <table:table-cell table:style-name="Tabela4.A2" office:value-type="string">
            <text:p text:style-name="Table_20_Contents">Paula Pessanha <text:span text:style-name="T59">et al.</text:span></text:p>
          </table:table-cell>
          <table:table-cell table:style-name="Tabela4.A2" office:value-type="string">
            <text:p text:style-name="P48">UERJ</text:p>
          </table:table-cell>
          <table:table-cell table:style-name="Tabela4.D2" office:value-type="string">
            <text:p text:style-name="P49">AR</text:p>
          </table:table-cell>
        </table:table-row>
        <table:table-row table:style-name="Tabela4.1">
          <table:table-cell table:style-name="Tabela4.A2" office:value-type="string">
            <text:p text:style-name="Table_20_Contents">Gurias do pampa nas exatas: unicórnio vs. Gato, ação na casa de acolhimento para meninas</text:p>
          </table:table-cell>
          <table:table-cell table:style-name="Tabela4.A2" office:value-type="string">
            <text:p text:style-name="Table_20_Contents">Andressa Rodrigues, Vitória Magalhães, Camila <text:s/>Silva.</text:p>
          </table:table-cell>
          <table:table-cell table:style-name="Tabela4.A2" office:value-type="string">
            <text:p text:style-name="P48">UNIPAMPA</text:p>
          </table:table-cell>
          <table:table-cell table:style-name="Tabela4.D2" office:value-type="string">
            <text:p text:style-name="P49">PP</text:p>
          </table:table-cell>
        </table:table-row>
        <table:table-row table:style-name="Tabela4.1">
          <table:table-cell table:style-name="Tabela4.A2" office:value-type="string">
            <text:p text:style-name="Table_20_Contents">Projeto de inclusão das mulheres na ciência: gurias do pampa nas exatas</text:p>
          </table:table-cell>
          <table:table-cell table:style-name="Tabela4.A2" office:value-type="string">
            <text:p text:style-name="Table_20_Contents">Vitória Magalhães <text:span text:style-name="T59">et al</text:span>.</text:p>
          </table:table-cell>
          <table:table-cell table:style-name="Tabela4.A2" office:value-type="string">
            <text:p text:style-name="P48">UNIPAMPA</text:p>
          </table:table-cell>
          <table:table-cell table:style-name="Tabela4.D2" office:value-type="string">
            <text:p text:style-name="P49">PP</text:p>
          </table:table-cell>
        </table:table-row>
        <text:soft-page-break/>
        <table:table-row table:style-name="Tabela4.1">
          <table:table-cell table:style-name="Tabela4.A2" office:value-type="string">
            <text:p text:style-name="Table_20_Contents">Gênero e ensino de física: uma abordagem utilizando a história da radioatividade</text:p>
          </table:table-cell>
          <table:table-cell table:style-name="Tabela4.A2" office:value-type="string">
            <text:p text:style-name="Table_20_Contents">Vivian Ferreira, Beatriz Oliveira, Valéria Dias</text:p>
          </table:table-cell>
          <table:table-cell table:style-name="Tabela4.A2" office:value-type="string">
            <text:p text:style-name="P48">USP</text:p>
          </table:table-cell>
          <table:table-cell table:style-name="Tabela4.D2" office:value-type="string">
            <text:p text:style-name="P49">AR</text:p>
          </table:table-cell>
        </table:table-row>
        <table:table-row table:style-name="Tabela4.1">
          <table:table-cell table:style-name="Tabela4.A2" office:value-type="string">
            <text:p text:style-name="Table_20_Contents">Mulheres na física na perspectiva de licenciandos e docentes em física do <text:span text:style-name="T57">B</text:span>rasil: um olhar sobre a exclusão horizontal</text:p>
          </table:table-cell>
          <table:table-cell table:style-name="Tabela4.A2" office:value-type="string">
            <text:p text:style-name="Table_20_Contents">Rúbia Fernandes, Leonardo Testoni, Flaviston Pires</text:p>
          </table:table-cell>
          <table:table-cell table:style-name="Tabela4.A2" office:value-type="string">
            <text:p text:style-name="P48">UNIFESP</text:p>
          </table:table-cell>
          <table:table-cell table:style-name="Tabela4.D2" office:value-type="string">
            <text:p text:style-name="P38"><text:s/><text:span text:style-name="T57">LC</text:span></text:p>
          </table:table-cell>
        </table:table-row>
        <table:table-row table:style-name="Tabela4.1">
          <table:table-cell table:style-name="Tabela4.A2" office:value-type="string">
            <text:p text:style-name="Table_20_Contents">Contribuições femininas no desenvolvimento da física: uma pesquisa em periódicos da área de ensino</text:p>
          </table:table-cell>
          <table:table-cell table:style-name="Tabela4.A2" office:value-type="string">
            <text:p text:style-name="Table_20_Contents">Raquel Carvalho, André Silva, Tairine Cabral</text:p>
          </table:table-cell>
          <table:table-cell table:style-name="Tabela4.A2" office:value-type="string">
            <text:p text:style-name="P48">IFSP</text:p>
          </table:table-cell>
          <table:table-cell table:style-name="Tabela4.D2" office:value-type="string">
            <text:p text:style-name="P49">AR</text:p>
          </table:table-cell>
        </table:table-row>
      </table:table>
      <text:p text:style-name="Fonte">Fonte: Autor.</text:p>
      <text:p text:style-name="Text_20_body"/>
      <text:p text:style-name="P35">Quadro <text:span text:style-name="T65">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3">Título</text:p>
          </table:table-cell>
          <table:table-cell table:style-name="Tabela5.A1" office:value-type="string">
            <text:p text:style-name="P13">Autores</text:p>
          </table:table-cell>
          <table:table-cell table:style-name="Tabela5.A1" office:value-type="string">
            <text:p text:style-name="P18">Instituição</text:p>
          </table:table-cell>
          <table:table-cell table:style-name="Tabela5.D1" office:value-type="string">
            <text:p text:style-name="P13">Categoria</text:p>
          </table:table-cell>
        </table:table-row>
        <table:table-row table:style-name="Tabela5.1">
          <table:table-cell table:style-name="Tabela5.A2" office:value-type="string">
            <text:p text:style-name="Table_20_Contents">Ensino De Física Como Projeto De Vida Para Meninas Em Um Curso De Extensão</text:p>
          </table:table-cell>
          <table:table-cell table:style-name="Tabela5.A2" office:value-type="string">
            <text:p text:style-name="P24">Letícia Carvalho, José Silva</text:p>
          </table:table-cell>
          <table:table-cell table:style-name="Tabela5.A2" office:value-type="string">
            <text:p text:style-name="P50">UNIFESP</text:p>
          </table:table-cell>
          <table:table-cell table:style-name="Tabela5.D2" office:value-type="string">
            <text:p text:style-name="P51">PP</text:p>
          </table:table-cell>
        </table:table-row>
        <table:table-row table:style-name="Tabela5.1">
          <table:table-cell table:style-name="Tabela5.A2" office:value-type="string">
            <text:p text:style-name="Table_20_Contents">Inclusão De Meninas Em Áreas Stem: Motivações E Expectativas De Participantes Do Grupo “Meninas Do Guara”</text:p>
          </table:table-cell>
          <table:table-cell table:style-name="Tabela5.A2" office:value-type="string">
            <text:p text:style-name="Table_20_Contents">Alice Weide, Sônia Gonzatti, Cristine Brauwers</text:p>
          </table:table-cell>
          <table:table-cell table:style-name="Tabela5.A2" office:value-type="string">
            <text:p text:style-name="P50">UNIVATES</text:p>
          </table:table-cell>
          <table:table-cell table:style-name="Tabela5.D2" office:value-type="string">
            <text:p text:style-name="P51">PP</text:p>
          </table:table-cell>
        </table:table-row>
        <table:table-row table:style-name="Tabela5.1">
          <table:table-cell table:style-name="Tabela5.A2" office:value-type="string">
            <text:p text:style-name="Table_20_Contents">Análise Da Distribuição E Formação De Professores E Professoras De Física Na Educação Básica Com Base No Censo Escolar De 2019</text:p>
          </table:table-cell>
          <table:table-cell table:style-name="Tabela5.A2" office:value-type="string">
            <text:p text:style-name="Table_20_Contents">Bruna Ramos, Adriana Ibaldo, Jorge Martins</text:p>
          </table:table-cell>
          <table:table-cell table:style-name="Tabela5.A2" office:value-type="string">
            <text:p text:style-name="P50">UFF</text:p>
          </table:table-cell>
          <table:table-cell table:style-name="Tabela5.D2" office:value-type="string">
            <text:p text:style-name="P51">LD</text:p>
          </table:table-cell>
        </table:table-row>
        <table:table-row table:style-name="Tabela5.1">
          <table:table-cell table:style-name="Tabela5.A2" office:value-type="string">
            <text:p text:style-name="Table_20_Contents">Imagem Do Cientista E Gênero Na Ciência: Concepções De Licenciandos Em Física De Uma Universidade Federal</text:p>
          </table:table-cell>
          <table:table-cell table:style-name="Tabela5.A2" office:value-type="string">
            <text:p text:style-name="Table_20_Contents">Maria Santos, Mariana Cavalari</text:p>
          </table:table-cell>
          <table:table-cell table:style-name="Tabela5.A2" office:value-type="string">
            <text:p text:style-name="P50">UNIFEI</text:p>
          </table:table-cell>
          <table:table-cell table:style-name="Tabela5.D2" office:value-type="string">
            <text:p text:style-name="P38"><text:s/><text:span text:style-name="T58">LC</text:span></text:p>
          </table:table-cell>
        </table:table-row>
        <table:table-row table:style-name="Tabela5.1">
          <table:table-cell table:style-name="Tabela5.A2" office:value-type="string">
            <text:p text:style-name="Table_20_Contents">Percepção De Professoras E Professores Que Ensinam Física Sobre A Diferença De Gênero Que Observam Em Suas Aulas</text:p>
          </table:table-cell>
          <table:table-cell table:style-name="Tabela5.A2" office:value-type="string">
            <text:p text:style-name="Table_20_Contents">Camila Amara</text:p>
          </table:table-cell>
          <table:table-cell table:style-name="Tabela5.A2" office:value-type="string">
            <text:p text:style-name="P50">UFRJ</text:p>
          </table:table-cell>
          <table:table-cell table:style-name="Tabela5.D2" office:value-type="string">
            <text:p text:style-name="P38"><text:s/><text:span text:style-name="T58">LC</text:span></text:p>
          </table:table-cell>
        </table:table-row>
        <table:table-row table:style-name="Tabela5.1">
          <table:table-cell table:style-name="Tabela5.A2" office:value-type="string">
            <text:p text:style-name="Table_20_Contents">Mulheres Na Ciência: Narrativas Imersivas Em Vídeos 360</text:p>
          </table:table-cell>
          <table:table-cell table:style-name="Tabela5.A2" office:value-type="string">
            <text:p text:style-name="Table_20_Contents">Dindara Galvão <text:span text:style-name="T63">et al.</text:span></text:p>
          </table:table-cell>
          <table:table-cell table:style-name="Tabela5.A2" office:value-type="string">
            <text:p text:style-name="P50">USP</text:p>
          </table:table-cell>
          <table:table-cell table:style-name="Tabela5.D2" office:value-type="string">
            <text:p text:style-name="P51">PP</text:p>
          </table:table-cell>
        </table:table-row>
        <table:table-row table:style-name="Tabela5.1">
          <table:table-cell table:style-name="Tabela5.A2"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A2" office:value-type="string">
            <text:p text:style-name="Table_20_Contents"><text:span text:style-name="T64">Viviane </text:span>Neves <text:span text:style-name="T63">et al.</text:span></text:p>
          </table:table-cell>
          <table:table-cell table:style-name="Tabela5.A2" office:value-type="string">
            <text:p text:style-name="P50">UFRRJ</text:p>
          </table:table-cell>
          <table:table-cell table:style-name="Tabela5.D2" office:value-type="string">
            <text:p text:style-name="P51">PP</text:p>
          </table:table-cell>
        </table:table-row>
        <table:table-row table:style-name="Tabela5.1">
          <table:table-cell table:style-name="Tabela5.A2" office:value-type="string">
            <text:p text:style-name="Table_20_Contents">Experiências De Vida E Superação De Obstáculos De Uma Docente Negra Nas Ciências Exatas</text:p>
          </table:table-cell>
          <table:table-cell table:style-name="Tabela5.A2" office:value-type="string">
            <text:p text:style-name="Table_20_Contents">Juliana Coutinho, Viviane Morcelle, Antonio Fontes</text:p>
          </table:table-cell>
          <table:table-cell table:style-name="Tabela5.A2" office:value-type="string">
            <text:p text:style-name="P50">UFRJ</text:p>
          </table:table-cell>
          <table:table-cell table:style-name="Tabela5.D2" office:value-type="string">
            <text:p text:style-name="P51">AR</text:p>
          </table:table-cell>
        </table:table-row>
        <text:soft-page-break/>
        <table:table-row table:style-name="Tabela5.1">
          <table:table-cell table:style-name="Tabela5.A2" office:value-type="string">
            <text:p text:style-name="Table_20_Contents">Estereótipos De Gênero No Campo Da Ciências E Tecnológica: O Que As Infâncias Podem Contribuir A Esse Debate.</text:p>
          </table:table-cell>
          <table:table-cell table:style-name="Tabela5.A2" office:value-type="string">
            <text:p text:style-name="Table_20_Contents">João Moraes, Carolina Souza</text:p>
          </table:table-cell>
          <table:table-cell table:style-name="Tabela5.A2" office:value-type="string">
            <text:p text:style-name="P50">UFSCAR</text:p>
          </table:table-cell>
          <table:table-cell table:style-name="Tabela5.D2" office:value-type="string">
            <text:p text:style-name="P52">AR</text:p>
          </table:table-cell>
        </table:table-row>
        <table:table-row table:style-name="Tabela5.1">
          <table:table-cell table:style-name="Tabela5.A2" office:value-type="string">
            <text:p text:style-name="Table_20_Contents">Grete Hermann E O Ensino De Física</text:p>
          </table:table-cell>
          <table:table-cell table:style-name="Tabela5.A2" office:value-type="string">
            <text:p text:style-name="Table_20_Contents">Sarah Orthmann, Luiz Peduzzi</text:p>
          </table:table-cell>
          <table:table-cell table:style-name="Tabela5.A2" office:value-type="string">
            <text:p text:style-name="P50">UFSC</text:p>
          </table:table-cell>
          <table:table-cell table:style-name="Tabela5.D2" office:value-type="string">
            <text:p text:style-name="P52">P<text:span text:style-name="T93">F</text:span></text:p>
          </table:table-cell>
        </table:table-row>
        <table:table-row table:style-name="Tabela5.1">
          <table:table-cell table:style-name="Tabela5.A2" office:value-type="string">
            <text:p text:style-name="Table_20_Contents">Ensino De Física E Representações Da Ciência: Percepções De Estudantes Do 1º Ano Do Ensino Médio</text:p>
          </table:table-cell>
          <table:table-cell table:style-name="Tabela5.A2" office:value-type="string">
            <text:p text:style-name="Table_20_Contents">Jaqueline Borsatto, Alisson Martins</text:p>
          </table:table-cell>
          <table:table-cell table:style-name="Tabela5.A2" office:value-type="string">
            <text:p text:style-name="P50">UFPR</text:p>
          </table:table-cell>
          <table:table-cell table:style-name="Tabela5.D2" office:value-type="string">
            <text:p text:style-name="P38"><text:s/><text:span text:style-name="T59">LC</text:span></text:p>
          </table:table-cell>
        </table:table-row>
        <table:table-row table:style-name="Tabela5.1">
          <table:table-cell table:style-name="Tabela5.A2" office:value-type="string">
            <text:p text:style-name="Table_20_Contents">Mulheres na ciência: análise de uma coleção de livros didáticos de Física do Ensino Médio</text:p>
          </table:table-cell>
          <table:table-cell table:style-name="Tabela5.A2" office:value-type="string">
            <text:p text:style-name="Table_20_Contents">Yasmin Oliveira, Milleny Oliveira, Sabrina Alves, Danielle Leite</text:p>
          </table:table-cell>
          <table:table-cell table:style-name="Tabela5.A2" office:value-type="string">
            <text:p text:style-name="P50">UFTM</text:p>
          </table:table-cell>
          <table:table-cell table:style-name="Tabela5.D2" office:value-type="string">
            <text:p text:style-name="P52">AR</text:p>
          </table:table-cell>
        </table:table-row>
        <table:table-row table:style-name="Tabela5.1">
          <table:table-cell table:style-name="Tabela5.A2" office:value-type="string">
            <text:p text:style-name="Table_20_Contents">Mulheres da física nuclear: um processo de “desinvibilização” através do lúdico</text:p>
          </table:table-cell>
          <table:table-cell table:style-name="Tabela5.A2" office:value-type="string">
            <text:p text:style-name="Table_20_Contents">Karine Gagno, Viviane Morcelle</text:p>
          </table:table-cell>
          <table:table-cell table:style-name="Tabela5.A2" office:value-type="string">
            <text:p text:style-name="P50">UFRRJ</text:p>
          </table:table-cell>
          <table:table-cell table:style-name="Tabela5.D2" office:value-type="string">
            <text:p text:style-name="P52">AR</text:p>
          </table:table-cell>
        </table:table-row>
        <table:table-row table:style-name="Tabela5.1">
          <table:table-cell table:style-name="Tabela5.A2" office:value-type="string">
            <text:p text:style-name="Table_20_Contents">A ciência tem gênero? Lugar de mulher é na ciência: uma proposta contrahegemônica no ensino de física</text:p>
          </table:table-cell>
          <table:table-cell table:style-name="Tabela5.A2" office:value-type="string">
            <text:p text:style-name="Table_20_Contents">Cíntia Picalho <text:span text:style-name="T63">et al.</text:span></text:p>
          </table:table-cell>
          <table:table-cell table:style-name="Tabela5.A2" office:value-type="string">
            <text:p text:style-name="P50">UERJ</text:p>
          </table:table-cell>
          <table:table-cell table:style-name="Tabela5.D2" office:value-type="string">
            <text:p text:style-name="P52">AR</text:p>
          </table:table-cell>
        </table:table-row>
        <table:table-row table:style-name="Tabela5.1">
          <table:table-cell table:style-name="Tabela5.A2" office:value-type="string">
            <text:p text:style-name="Table_20_Contents">Jocelyn bell burnell e os pulsares: trajetória e contribuições para a astronomia moderna</text:p>
          </table:table-cell>
          <table:table-cell table:style-name="Tabela5.A2" office:value-type="string">
            <text:p text:style-name="Table_20_Contents">Larissa Pires, Luiz Peduzzi</text:p>
          </table:table-cell>
          <table:table-cell table:style-name="Tabela5.A2" office:value-type="string">
            <text:p text:style-name="P50">UFSC</text:p>
          </table:table-cell>
          <table:table-cell table:style-name="Tabela5.D2" office:value-type="string">
            <text:p text:style-name="P52">P<text:span text:style-name="T93">F</text:span></text:p>
          </table:table-cell>
        </table:table-row>
        <table:table-row table:style-name="Tabela5.1">
          <table:table-cell table:style-name="Tabela5.A2" office:value-type="string">
            <text:p text:style-name="Table_20_Contents">Um estudo sobre a (in) visibilidade das mulheres na física nas escolas da rede básica de ensino</text:p>
          </table:table-cell>
          <table:table-cell table:style-name="Tabela5.A2" office:value-type="string">
            <text:p text:style-name="Table_20_Contents">Fernanda Lara, Fernanda Ribeiro, Andresa Ribeiro</text:p>
          </table:table-cell>
          <table:table-cell table:style-name="Tabela5.A2" office:value-type="string">
            <text:p text:style-name="P50">UNICENTRO</text:p>
          </table:table-cell>
          <table:table-cell table:style-name="Tabela5.D2" office:value-type="string">
            <text:p text:style-name="P52">LD</text:p>
          </table:table-cell>
        </table:table-row>
        <table:table-row table:style-name="Tabela5.1">
          <table:table-cell table:style-name="Tabela5.A2" office:value-type="string">
            <text:p text:style-name="Table_20_Contents">Encontro com a cientista: uma iniciativa independente de divulgação científica e incentivo de meninas na ciência</text:p>
          </table:table-cell>
          <table:table-cell table:style-name="Tabela5.A2" office:value-type="string">
            <text:p text:style-name="Table_20_Contents">Jessica Costa, Raquel Bueno, Thaís Pansani</text:p>
          </table:table-cell>
          <table:table-cell table:style-name="Tabela5.A2" office:value-type="string">
            <text:p text:style-name="P50">UFSCAR</text:p>
          </table:table-cell>
          <table:table-cell table:style-name="Tabela5.D2" office:value-type="string">
            <text:p text:style-name="P52">PP</text:p>
          </table:table-cell>
        </table:table-row>
      </table:table>
      <text:p text:style-name="P34">Fonte: Autor.</text:p>
      <text:p text:style-name="Text_20_body"/>
      <text:p text:style-name="P59">Um ponto importante de ressaltar é o seguinte: alguns destes trabalhos a primeiro momento poderiam ser classificados em outras categorias como por exemplo A ciência tem gênero? Lugar de mulher é na ciência: uma proposta contrahegemônica no ensino de física <text:span text:style-name="T79">(PICALHO et al, 2021)</text:span>, que a primeiro momento poderia ser categorizada como Projeto/Proposta, mas se trata de uma análise de um Projeto já existente, classificando-se então como Análise/Revisão.</text:p>
      <text:p text:style-name="P93">Com base nos dados obtidos, podem ser realizadas algumas análises importantes, sendo a primeira delas a quantidade de trabalhos publicados ao decorrer dos anos - Gráfico 1:</text:p>
      <text:p text:style-name="P92"><draw:frame draw:style-name="fr2" draw:name="Object1" text:anchor-type="char" svg:width="6.2984in" svg:height="3.5429in" draw:z-index="1"><draw:object xlink:href="./Object 1" xlink:type="simple" xlink:show="embed" xlink:actuate="onLoad"/><draw:image xlink:href="./ObjectReplacements/Object 1" xlink:type="simple" xlink:show="embed" xlink:actuate="onLoad"/></draw:frame><text:soft-page-break/><text:tab/></text:p>
      <text:p text:style-name="P92"><text:tab/>Neste gráfico <text:span text:style-name="T69">pode-se</text:span> observar um <text:span text:style-name="T69">número</text:span> significativo de trabalho<text:span text:style-name="T69">s</text:span> publicados n<text:span text:style-name="T69">o</text:span>s anos de 2017, 2019 e 2021. <text:span text:style-name="T69">Uma possível</text:span> explicação para <text:span text:style-name="T69">esse fato</text:span> é que <text:span text:style-name="T69">esses foram</text:span><text:span text:style-name="T66"> os anos em </text:span>que ocorreram os <text:span text:style-name="T69">Simpósios Nacionais de Ensino de Física.</text:span> <text:span text:style-name="T69">De toda forma, é possível perceber </text:span><text:span text:style-name="T66">uma tend</text:span><text:span text:style-name="T69">ê</text:span><text:span text:style-name="T66">ncia </text:span><text:span text:style-name="T69">ascendente </text:span><text:span text:style-name="T66">de trabalhos publicados sobre a temática. </text:span><text:span text:style-name="T91">Outra análise pertinente, consiste em verificar a distribuição de trabalhos entre as categorias propostas – Gráfico 2:</text:span></text:p>
      <text:p text:style-name="P88"/>
      <text:p text:style-name="P87"><draw:frame draw:style-name="fr2" draw:name="Object2" text:anchor-type="char" svg:width="6.2984in" svg:height="3.5429in" draw:z-index="2"><draw:object xlink:href="./Object 2" xlink:type="simple" xlink:show="embed" xlink:actuate="onLoad"/><draw:image xlink:href="./ObjectReplacements/Object 2" xlink:type="simple" xlink:show="embed" xlink:actuate="onLoad"/></draw:frame></text:p>
      <text:p text:style-name="P91"><text:soft-page-break/><text:tab/>Como podemos ver a partir do <text:span text:style-name="T69">G</text:span>ráfico 2, a categoria que se encontra em alta é a de <text:span text:style-name="T69">A</text:span>nálise/<text:span text:style-name="T69">Revisão</text:span>. <text:span text:style-name="T69">Tal resultado é compreensível, uma vez que as discussões 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70">Normalmente </text:span>antes de se pensar em fazer projetos para <text:span text:style-name="T70">promover maior <text:s/>inclusão d</text:span>as mulheres no meio acadêmico <text:span text:style-name="T70">primeiro existem</text:span> vários debates, <text:span text:style-name="T70">desses debates surgem propostas, que finalmente são executadas em forma de projetos, </text:span>que justamente <text:span text:style-name="T70">é </text:span>o segundo maior gráfico.</text:p>
      <text:p text:style-name="P89"><text:tab/>Ainda permanecendo na análise da totalidade de trabalhos, é pertinente entend<text:span text:style-name="T90">e</text:span>r como os trabalhos estão distribuídos por região do Brasil – Gráfico 3:</text:p>
      <text:p text:style-name="P89"/>
      <text:p text:style-name="P90"><draw:frame draw:style-name="fr2" draw:name="Object3" text:anchor-type="char" svg:width="6.2984in" svg:height="3.5429in" draw:z-index="3"><draw:object xlink:href="./Object 3" xlink:type="simple" xlink:show="embed" xlink:actuate="onLoad"/><draw:image xlink:href="./ObjectReplacements/Object 3" xlink:type="simple" xlink:show="embed" xlink:actuate="onLoad"/></draw:frame><text:span text:style-name="T71"><text:tab/></text:span></text:p>
      <text:p text:style-name="P90"><text:span text:style-name="T71"><text:tab/>Ao observar</text:span><text:span text:style-name="T66"> esse gráfico, </text:span><text:span text:style-name="T71">nota-se</text:span><text:span text:style-name="T66"> que a região onde se concentra o maior número de trabalhos publicado</text:span><text:span text:style-name="T71">s</text:span><text:span text:style-name="T66"> é a região </text:span><text:span text:style-name="T71">Sul/S</text:span><text:span text:style-name="T66">udeste, </text:span><text:span text:style-name="T71">que contam com</text:span><text:span text:style-name="T66"> nomes </text:span><text:span text:style-name="T71">como:</text:span><text:span text:style-name="T66"> Débora P. Menezes, Márcia Barbosa, Carolina Brito </text:span><text:span text:style-name="T71">e</text:span><text:span text:style-name="T66"> </text:span><text:span text:style-name="T71">Sônia Guimarães </text:span><text:span text:style-name="T66">mulheres d</text:span><text:span text:style-name="T71">e alta</text:span><text:span text:style-name="T66"> representatividade na física </text:span><text:span text:style-name="T71">contemporânea</text:span><text:span text:style-name="T66">.</text:span></text:p>
      <text:p text:style-name="P94"><text:tab/>Ainda cabe outra análise válida: a distribuição das categorias de acordo com a revista/evento estudado – Gráfico 4:</text:p>
      <text:p text:style-name="P94"/>
      <text:p text:style-name="P94"><draw:frame draw:style-name="fr2" draw:name="Object4" text:anchor-type="char" svg:width="6.2984in" svg:height="3.5429in" draw:z-index="4"><draw:object xlink:href="./Object 4" xlink:type="simple" xlink:show="embed" xlink:actuate="onLoad"/><draw:image xlink:href="./ObjectReplacements/Object 4" xlink:type="simple" xlink:show="embed" xlink:actuate="onLoad"/></draw:frame><text:soft-page-break/></text:p>
      <text:p text:style-name="P90"><text:span text:style-name="T71"><text:tab/>Verificando esse quarto gráfico</text:span><text:span text:style-name="T67"> algumas informações </text:span><text:span text:style-name="T72">são evidentes</text:span><text:span text:style-name="T67">, dentre elas: </text:span><text:span text:style-name="T68">o número de </text:span><text:span text:style-name="T72">trabalhos de a</text:span><text:span text:style-name="T68">nálise/</text:span><text:span text:style-name="T72">revisão</text:span><text:span text:style-name="T68"> é maior nos S</text:span><text:span text:style-name="T72">impósios Nacionais de Ensino de Física, seguindo o mesmo padrão observado no gráfico 2</text:span><text:span text:style-name="T68">; os </text:span><text:span text:style-name="T72">simpósios </text:span><text:span text:style-name="T68">também contam com várias propostas de projeto, isso se d</text:span><text:span text:style-name="T72">á</text:span><text:span text:style-name="T68"> pelo fato d</text:span><text:span text:style-name="T72">a RBEF e do CBEF não possuírem muitos espaços, logo é concebível que trabalhos que tenham esse cunho de Projeto/Proposta não sejam publicados com frequência. </text:span><text:span text:style-name="T73">De uma maneira geral nos simpósios são publicados uma quantidade maior que trabalhos, o que consequentemente leva a um aumento do número de publicações sobre mulheres na Física. </text:span><text:span text:style-name="T81">M</text:span><text:span text:style-name="T80">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53">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53">A maioria das discussões acerca das mulheres na Física se dão em simpósios como o SNEF, onde o espaço para essas discussões é claramente maior do que em veículos como o RBEF e CBEF, muito por causa do espaço reduzido que esses últimos possuem.</text:p>
      <text:p text:style-name="P53">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53">Historicamente <text:span text:style-name="T75">brilham as estrelas de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text:span></text:p>
      <text:p text:style-name="P53">De maneira resumida ainda a muito a ser percorrido para as mulheres conquistarem seu espaço na Física, mas muita coisa vem sendo feita e discutida, nos próximos anos a tendência que e cada vez mais a participação de mulheres nos cursos superiores aumente. Em comparação com as lutas de <text:span text:style-name="T74">Yolande Monteux</text:span> e <text:span text:style-name="T74">Sonja Ashauer</text:span> atualmente é mais simples para uma mulher percorrer a graduação.</text:p>
      <text:p text:style-name="P54">Personalidades <text:span text:style-name="T76">atuais </text:span>como <text:span text:style-name="T76">Débora Menezes – primeira mulher a presidir a sociedade brasileira de Física;</text:span> <text:span text:style-name="T76">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76">ganhadora dos Prêmios L’Oréal-</text:span><text:soft-page-break/><text:span text:style-name="T76">Unesco de mulheres na ciências físicas, Cláudia em Ciência e Anísio Teixeira e Sônia Guimarães – primeira mulher negra com doutorado no Brasil e professora adjunta no Instituto Tecnológio de Aeronáutica (ITA) </text:span><text:span text:style-name="T77">contribuem para que novas mulheres consigam seus respectivos espaços dentro deste campo que apesar de fascinante tem sido dominado pela presença masculina em níveis desproporcionais.</text:span></text:p>
      <text:h text:style-name="P74" text:outline-level="1" text:is-list-header="true"><text:bookmark-start text:name="__RefHeading___Toc1418_3608462882"/>Referências<text:bookmark-end text:name="__RefHeading___Toc1418_3608462882"/></text:h>
      <text:p text:style-name="P20"><text:span text:style-name="T34">AGRELLO, D.A.; GARG, R.. Mulheres na física: poder e preconceito nos países em desenvolvimento. </text:span><text:span text:style-name="Strong_20_Emphasis"><text:span text:style-name="T34">Revista Brasileira de Ensino de Física</text:span></text:span><text:span text:style-name="T34">, [S.L.], v. 31, n. 1, p. 1305.1-1305.6, abr. 2009. FapUNIFESP (SciELO). http://dx.doi.org/10.1590/s1806-11172009000100005.</text:span></text:p>
      <text:p text:style-name="P83"/>
      <text:p text:style-name="P84">ARAGÃO, Cristina de et al.. representações acerca da mulher-professora: entre relatos históricos e discursos atuais. Revista História da Educação, [S.L.], v. 15, n. 34, p.106-122, ago. 2011. Disponível em: http://www.redalyc.org/articulo.oa?id=321627141007. Acesso em: 01 de abr de 2022.</text:p>
      <text:p text:style-name="P84"/>
      <text:p text:style-name="P84">BARBOSA, Márcia C. B.; LIMA, Betina S. Mulheres na Física no Brasil: por que tão poucas? E por que tão devagar? In: YANNOULAS, Silvia Cristina (org.). Trabalhadoras - Análise da Feminização das Profissões e Ocupações. Brasília, Editorial Abraré, 2013, p.01-304. Acesso em: 02 de abr. de 2022.</text:p>
      <text:p text:style-name="P83"/>
      <text:p text:style-name="P84">BARBOSA, Márcia. [Entrevista concedida a] Mariana Lima. Observatório do terceiro setor, Agosto, 2019. Disponível em: &lt;https://observatorio3setor.org.br/carrossel/mulheres-na-ciencia-os-desafios-e-conquistas-de-ontem-e-hoje/&gt;. Acesso em: 31 de jul. De 2021.</text:p>
      <text:p text:style-name="P84"/>
      <text:p text:style-name="P20"><text:span text:style-name="T34">BELTRÃO, Kaizô Iwakami; ALVES, José Eustáquio Diniz. A reversão do hiato de gênero na educação brasileira no século XX. </text:span><text:span text:style-name="Strong_20_Emphasis"><text:span text:style-name="T34">Cadernos de Pesquisa</text:span></text:span><text:span text:style-name="T34">, [S.L.], v. 39, n. 136, p. 125-156, abr. 2009. http://dx.doi.org/10.1590/s0100-15742009000100007. Acesso em: 04 de abr. 2022</text:span></text:p>
      <text:p text:style-name="P83"/>
      <text:p text:style-name="P20"><text:span text:style-name="T34">BEZERRA, Grasiele; BARBOSA, Marcia C. Mulheres na Física no Brasil, <text:s/>2016, p. 131. Disponível em:&lt; </text:span><text:span text:style-name="Internet_20_link"><text:span text:style-name="T34">file:///C:/Users/patri/OneDrive/%C3%81rea%20de%20Trabalho/Universsidade/TCC/SBF-50-anos.pdf</text:span></text:span><text:span text:style-name="T34"> &gt;. Acesso em: 22 de abr. de 2022.</text:span></text:p>
      <text:p text:style-name="P84"/>
      <text:p text:style-name="P95"><text:span text:style-name="T34">BRITO, C.;Brito, Carolina. Disponível em: &lt;</text:span><text:span text:style-name="Internet_20_link"><text:span text:style-name="T34">http://lattes.cnpq.br/0785743182319556</text:span></text:span><text:span text:style-name="T34"> <text:s/>&gt;. Acesso em: 22 de abr. de 2022.</text:span></text:p>
      <text:p text:style-name="P85"/>
      <text:p text:style-name="P84">CAMARGO, Suzana. Mais de 60 milhões de meninas não têm acesso à educação no mundo. Conexão planeta, 2017 Disponível em: &lt;https://conexaoplaneta.com.br/blog/mais-de-60-milhoes-de-meninas-nao-tem-acesso-educacao-no-mundo/#fechar&gt;. Acesso em: 17, abr de 2022.</text:p>
      <text:p text:style-name="P83"/>
      <text:p text:style-name="P20"><text:span text:style-name="T34">CORDEIRO, Marinês Domingues. Mulheres na Física: um pouco de história. </text:span><text:span text:style-name="Strong_20_Emphasis"><text:span text:style-name="T34">Caderno Brasileiro de Ensino de Física</text:span></text:span><text:span text:style-name="T34">, [S.L.], v. 34, n. 3, p. 669-672, 8 dez. 2017. Universidade Federal de Santa Catarina (UFSC). http://dx.doi.org/10.5007/2175-7941.2017v34n3p669. Acesso em: 16 de Maio de 2022.</text:span></text:p>
      <text:p text:style-name="P83"/>
      <text:p text:style-name="P84">FALECE pioneira da física no Brasil e fundadora do CBPF, Elisa Frota-Pessôa da matéria.Centro Brasileiro de Pesquisas Físicas (CBPF), 2018. Disponível em: &lt;https://www2.cbpf.br/pt-br/cbpf-news/falece-pioneira-da-fisica-no-brasil-e-fundadora-do-cbpf-elisa-frota-pessoa-2&gt;. Acesso em: 19, abr e 2022.</text:p>
      <text:p text:style-name="P83"><text:soft-page-break/></text:p>
      <text:p text:style-name="P84">FERNANDES, Carolina. Professora da UFSC é a 1ª mulher eleita presidente da Sociedade Brasileira de Física: 'Espero que eu seja só a primeira de outras que venham a assumir este cargo', diz .G1 SC , Santa Catarina, 21, Jun e 2021. Disponível em: &lt;https://g1.globo.com/sc/santa-catarina/noticia/2021/06/22/professora-da-ufsc-e-a-1a-mulher-eleita-presidente-da-sociedade-brasileira-de-fisica-espero-que-eu-seja-so-a-primeira-de-outras-que-venham-a-assumir-este-cargo-diz.ghtml&gt;. Acesso em: 19, abr e 2022.</text:p>
      <text:p text:style-name="P83"/>
      <text:p text:style-name="P84">FLICK, U. Uma introdução à pesquisa qualitativa. 2ed. Porto Alegre: Bookman, 2004.</text:p>
      <text:p text:style-name="P84"/>
      <text:p text:style-name="P20"><text:span text:style-name="T34">KLANOVICZ, Luciana Rosar Fornazari; MACHADO, Roseli de Oliveira. Mulheres na ciência. </text:span><text:span text:style-name="Strong_20_Emphasis"><text:span text:style-name="T34">Revista Brasileira de História da Ciência</text:span></text:span><text:span text:style-name="T34">, [S.L.], v. 13, n. 2, p. 298-307, 15 dez. 2020. Sociedade Brasileira de Historia da Ciencia. http://dx.doi.org/10.53727/rbhc.v13i2.42. Acesso em: 19, abr e 2022.</text:span></text:p>
      <text:p text:style-name="P83"/>
      <text:p text:style-name="P20"><text:span text:style-name="T34">MAIA FILHO, Angevaldo Menezes; SILVA, Indianara Lima. A trajetória de Chien Shiung Wu e a sua contribuição à Física. </text:span><text:span text:style-name="Strong_20_Emphasis"><text:span text:style-name="T34">Caderno Brasileiro de Ensino de Física</text:span></text:span><text:span text:style-name="T34">, [S.L.], v. 36, n. 1, p. 135-157, 13 maio 2019. Universidade Federal de Santa Catarina (UFSC). http://dx.doi.org/10.5007/2175-7941.2019v36n1p135. Acesso em: 16 de Maio de 2022.</text:span></text:p>
      <text:p text:style-name="P83"/>
      <text:p text:style-name="P20"><text:span text:style-name="T34">MARTINS, Heloisa Helena T. de Souza. Metodologia qualitativa de pesquisa. </text:span><text:span text:style-name="Strong_20_Emphasis"><text:span text:style-name="T34">Educação e Pesquisa</text:span></text:span><text:span text:style-name="T34">, [S.L.], v. 30, n. 2, p. 289-300, ago. 2004. FapUNIFESP (SciELO). http://dx.doi.org/10.1590/s1517-97022004000200007. Acesso: 22/04/2022.</text:span></text:p>
      <text:p text:style-name="P83"/>
      <text:p text:style-name="P20"><text:span text:style-name="T34">MENEZES, D. P. Disponível em: &lt; </text:span><text:a xlink:type="simple" xlink:href="http://lattes.cnpq.br/4521038966994688" office:target-frame-name="_top" xlink:show="replace" text:style-name="Internet_20_link" text:visited-style-name="Visited_20_Internet_20_Link"><text:span text:style-name="Internet_20_link"><text:span text:style-name="T34">http://lattes.cnpq.br/4521038966994688</text:span></text:span></text:a><text:span text:style-name="T34"> &gt;. Acesso em: 22 de abr. de 2022.</text:span></text:p>
      <text:p text:style-name="P83"/>
      <text:p text:style-name="P20"><text:span text:style-name="T34">MENEZES, Débora P.. Mulheres na Física: a realidade em dados. </text:span><text:span text:style-name="Strong_20_Emphasis"><text:span text:style-name="T34">Caderno Brasileiro de Ensino de Física</text:span></text:span><text:span text:style-name="T34">, [S.L.], v. 34, n. 2, p. 341, 9 ago. 2017. Universidade Federal de Santa Catarina (UFSC). http://dx.doi.org/10.5007/2175-7941.2017v34n2p341. Acesso em: 16 de Maio de 2022.</text:span></text:p>
      <text:p text:style-name="P83"/>
      <text:p text:style-name="P84">MOTTA, Debóra. Pesquisa analisa a trajetória de inserção das mulheres no ensino superior FAPERJ 2014. Disponível em: &lt;https://siteantigo.faperj.br/?id=2748.2.6#:~:text=E%20foi%20al%C3%A9m%3A%20%E2%80%9CA%20primeira,Estados%20Unidos%2C%20n%C3%A3o%20no%20Brasil.&gt;. Acesso em: 03 abr de 2022.</text:p>
      <text:p text:style-name="P83"/>
      <text:p text:style-name="P84">SAITOVICH, E. B. et al. Mulheres na Física: casos históricos, panoramas e perspectivas. São Paulo: Editora Livraria da Física, 2015.</text:p>
      <text:p text:style-name="P83"/>
      <text:p text:style-name="P84">SCIULO , Marilia Mara. Conheça Sônia Guimarães, primeira brasileira negra doutora em física. Revista Galileu-Globo, AGO 2020.Disponível em: https://revistagalileu.globo.com/Ciencia/noticia/2020/08/conheca-sonia-guimaraes-primeira-brasileira-negra-doutora-em-fisica.html. Acesso em: 16 de Maio. 2022.</text:p>
      <text:p text:style-name="P83"><text:s/></text:p>
      <text:p text:style-name="P20"><text:span text:style-name="T34">SILVA, E. L.; MENEZES, E. M. Metodologia da pesquisa e elaboração de dissertação. 4. ed. rev. atual. Florianópolis, SC: UFSC, 2005. Disponivel </text:span><text:soft-page-break/><text:span text:style-name="T34">em&lt;</text:span><text:span text:style-name="Internet_20_link"><text:span text:style-name="T34">https://tccbiblio.paginas.ufsc.br/files/2010/09/024_Metodologia_de_pesquisa_e_elaboracao_de_teses_e_dissertacoes1.pdf</text:span></text:span><text:span text:style-name="T34"> &gt;Acesso: 21 de abr. de 2022.</text:span></text:p>
      <text:p text:style-name="P83"/>
      <text:p text:style-name="P84">SOUSA, A. S.; OLIVEIRA, G. S.; ALVES, L.H. A Pesquisa Bibliográfica: Princípios E Fundamentos. Cadernos da Fucamp, v.20, n.43, p.64-83, 2021. Disponivel em &lt;http://www.fucamp.edu.br/editora/index.php/cadernos/article/view/2336&gt; Acesso em 23 abr. de 2022.</text:p>
      <text:p text:style-name="P83"/>
      <text:p text:style-name="P84">YANNOULAS, Silvia Cristina (Org.): Trabalhadoras - Análise da feminização das profissões e ocupações.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in" fo:margin-bottom="0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Arial3" fo:font-family="Arial" style:font-style-name="Regular" style:font-family-generic="swiss" style:font-pitch="variable" fo:language="pt" fo:country="BR" fo:font-style="normal"/>
    </style:style>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34</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5-23T21:45:48.989000000</dc:date>
    <meta:editing-cycles>103</meta:editing-cycles>
    <meta:editing-duration>PT21H18M23S</meta:editing-duration>
    <meta:document-statistic meta:table-count="6" meta:image-count="1" meta:object-count="4" meta:page-count="36" meta:paragraph-count="458" meta:word-count="7367" meta:character-count="48785" meta:non-whitespace-character-count="41804"/>
    <meta:user-defined meta:name="AppVersion">15.0000</meta:user-defined>
    <meta:template xlink:type="simple" xlink:actuate="onRequest" xlink:title="" xlink:href="Normal"/>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family="Arial" style:font-style-name="Regular"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86cm" svg:y="0.314cm" chart:style-name="ch2">
          <text:p>Gráfico 1 - Trabalhos publicados ao decorrer dos anos</text:p>
        </chart:title>
        <chart:legend chart:legend-position="end" svg:x="13.691cm" svg:y="4.204cm" style:legend-expansion="high" chart:style-name="ch3"/>
        <chart:plot-area chart:style-name="ch4" chart:data-source-has-labels="both" svg:x="0.319cm" svg:y="1.224cm" svg:width="13.053cm" svg:height="7.596cm">
          <chart:coordinate-region svg:x="0.958cm" svg:y="1.419cm" svg:width="12.414cm" svg:height="6.762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2017</text:p>
              </table:table-cell>
              <table:table-cell office:value-type="float" office:value="9">
                <text:p>9</text:p>
              </table:table-cell>
            </table:table-row>
            <table:table-row>
              <table:table-cell office:value-type="string">
                <text:p>2018</text:p>
              </table:table-cell>
              <table:table-cell office:value-type="float" office:value="1">
                <text:p>1</text:p>
              </table:table-cell>
            </table:table-row>
            <table:table-row>
              <table:table-cell office:value-type="string">
                <text:p>2019</text:p>
              </table:table-cell>
              <table:table-cell office:value-type="float" office:value="12">
                <text:p>12</text:p>
              </table:table-cell>
            </table:table-row>
            <table:table-row>
              <table:table-cell office:value-type="string">
                <text:p>2020</text:p>
              </table:table-cell>
              <table:table-cell office:value-type="float" office:value="3">
                <text:p>3</text:p>
              </table:table-cell>
            </table:table-row>
            <table:table-row>
              <table:table-cell office:value-type="string">
                <text:p>2021</text:p>
              </table:table-cell>
              <table:table-cell office:value-type="float" office:value="20">
                <text:p>2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146cm" svg:y="0.314cm" chart:style-name="ch2">
          <text:p>Gráfico 2 - Trabalhos publicados de acordo com as categorias definida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LC</text:p>
              </table:table-cell>
              <table:table-cell office:value-type="float" office:value="8">
                <text:p>8</text:p>
              </table:table-cell>
            </table:table-row>
            <table:table-row>
              <table:table-cell office:value-type="string">
                <text:p>LD</text:p>
              </table:table-cell>
              <table:table-cell office:value-type="float" office:value="6">
                <text:p>6</text:p>
              </table:table-cell>
            </table:table-row>
            <table:table-row>
              <table:table-cell office:value-type="string">
                <text:p>AR</text:p>
              </table:table-cell>
              <table:table-cell office:value-type="float" office:value="13">
                <text:p>13</text:p>
              </table:table-cell>
            </table:table-row>
            <table:table-row>
              <table:table-cell office:value-type="string">
                <text:p>PF</text:p>
              </table:table-cell>
              <table:table-cell office:value-type="float" office:value="8">
                <text:p>8</text:p>
              </table:table-cell>
            </table:table-row>
            <table:table-row>
              <table:table-cell office:value-type="string">
                <text:p>PP</text:p>
              </table:table-cell>
              <table:table-cell office:value-type="float" office:value="10">
                <text:p>1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1.802cm" svg:y="0.314cm" chart:style-name="ch2">
          <text:p>Gráfico 3 - Distribuição dos trabalhos publicados de acordo com a região do paí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Norte</text:p>
              </table:table-cell>
              <table:table-cell office:value-type="float" office:value="0">
                <text:p>0</text:p>
              </table:table-cell>
            </table:table-row>
            <table:table-row>
              <table:table-cell office:value-type="string">
                <text:p>Nordeste</text:p>
              </table:table-cell>
              <table:table-cell office:value-type="float" office:value="5">
                <text:p>5</text:p>
              </table:table-cell>
            </table:table-row>
            <table:table-row>
              <table:table-cell office:value-type="string">
                <text:p>Centro-Oeste</text:p>
              </table:table-cell>
              <table:table-cell office:value-type="float" office:value="2">
                <text:p>2</text:p>
              </table:table-cell>
            </table:table-row>
            <table:table-row>
              <table:table-cell office:value-type="string">
                <text:p>Sudeste</text:p>
              </table:table-cell>
              <table:table-cell office:value-type="float" office:value="23">
                <text:p>23</text:p>
              </table:table-cell>
            </table:table-row>
            <table:table-row>
              <table:table-cell office:value-type="string">
                <text:p>Sul</text:p>
              </table:table-cell>
              <table:table-cell office:value-type="float" office:value="14">
                <text:p>1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1.829cm" svg:y="0.314cm" chart:style-name="ch2">
          <text:p>Gráfico 4 - Distribuição de trabalhos de acordo com as categorias definidas e veículos estudados</text:p>
        </chart:title>
        <chart:legend chart:legend-position="end" svg:x="14.326cm" svg:y="3.714cm" style:legend-expansion="high" chart:style-name="ch3"/>
        <chart:plot-area chart:style-name="ch4" chart:data-source-has-labels="both" svg:x="0.319cm" svg:y="1.7cm" svg:width="13.688cm" svg:height="7.12cm">
          <chart:coordinate-region svg:x="0.958cm" svg:y="1.895cm" svg:width="13.049cm" svg:height="6.286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NEF</text:p>
              </table:table-cell>
              <table:table-cell office:value-type="string">
                <text:p>RBEF</text:p>
              </table:table-cell>
              <table:table-cell office:value-type="string">
                <text:p>CBEF</text:p>
              </table:table-cell>
            </table:table-row>
          </table:table-header-rows>
          <table:table-rows>
            <table:table-row>
              <table:table-cell office:value-type="string">
                <text:p>LC</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LD</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AR</text:p>
              </table:table-cell>
              <table:table-cell office:value-type="float" office:value="11">
                <text:p>11</text:p>
              </table:table-cell>
              <table:table-cell office:value-type="float" office:value="0">
                <text:p>0</text:p>
              </table:table-cell>
              <table:table-cell office:value-type="float" office:value="2">
                <text:p>2</text:p>
              </table:table-cell>
            </table:table-row>
            <table:table-row>
              <table:table-cell office:value-type="string">
                <text:p>PF</text:p>
              </table:table-cell>
              <table:table-cell office:value-type="float" office:value="3">
                <text:p>3</text:p>
              </table:table-cell>
              <table:table-cell office:value-type="float" office:value="3">
                <text:p>3</text:p>
              </table:table-cell>
              <table:table-cell office:value-type="float" office:value="2">
                <text:p>2</text:p>
              </table:table-cell>
            </table:table-row>
            <table:table-row>
              <table:table-cell office:value-type="string">
                <text:p>PP</text:p>
              </table:table-cell>
              <table:table-cell office:value-type="float" office:value="9">
                <text:p>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